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8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25.36mm"/>
    </style:style>
    <style:style style:name="co5" style:family="table-column">
      <style:table-column-properties fo:break-before="auto" style:column-width="32.14mm"/>
    </style:style>
    <style:style style:name="co6" style:family="table-column">
      <style:table-column-properties fo:break-before="auto" style:column-width="38.59mm"/>
    </style:style>
    <style:style style:name="co7" style:family="table-column">
      <style:table-column-properties fo:break-before="auto" style:column-width="31.2mm"/>
    </style:style>
    <style:style style:name="co8" style:family="table-column">
      <style:table-column-properties fo:break-before="auto" style:column-width="35.51mm"/>
    </style:style>
    <style:style style:name="co9" style:family="table-column">
      <style:table-column-properties fo:break-before="auto" style:column-width="22.9mm"/>
    </style:style>
    <style:style style:name="co10" style:family="table-column">
      <style:table-column-properties fo:break-before="auto" style:column-width="34.59mm"/>
    </style:style>
    <style:style style:name="co11" style:family="table-column">
      <style:table-column-properties fo:break-before="auto" style:column-width="31.52mm"/>
    </style:style>
    <style:style style:name="co12" style:family="table-column">
      <style:table-column-properties fo:break-before="auto" style:column-width="26.9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8.43mm"/>
    </style:style>
    <style:style style:name="co15" style:family="table-column">
      <style:table-column-properties fo:break-before="auto" style:column-width="29.05mm"/>
    </style:style>
    <style:style style:name="co16" style:family="table-column">
      <style:table-column-properties fo:break-before="auto" style:column-width="30.29mm"/>
    </style:style>
    <style:style style:name="co17" style:family="table-column">
      <style:table-column-properties fo:break-before="auto" style:column-width="29.67mm"/>
    </style:style>
    <style:style style:name="co18" style:family="table-column">
      <style:table-column-properties fo:break-before="auto" style:column-width="28.13mm"/>
    </style:style>
    <style:style style:name="co19" style:family="table-column">
      <style:table-column-properties fo:break-before="auto" style:column-width="29.37mm"/>
    </style:style>
    <style:style style:name="co20" style:family="table-column">
      <style:table-column-properties fo:break-before="auto" style:column-width="30.9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26.6mm"/>
    </style:style>
    <style:style style:name="co23" style:family="table-column">
      <style:table-column-properties fo:break-before="auto" style:column-width="37.36mm"/>
    </style:style>
    <style:style style:name="co24" style:family="table-column">
      <style:table-column-properties fo:break-before="auto" style:column-width="33.06mm"/>
    </style:style>
    <style:style style:name="co25" style:family="table-column">
      <style:table-column-properties fo:break-before="auto" style:column-width="25.98mm"/>
    </style:style>
    <style:style style:name="co26" style:family="table-column">
      <style:table-column-properties fo:break-before="auto" style:column-width="27.22mm"/>
    </style:style>
    <style:style style:name="co27" style:family="table-column">
      <style:table-column-properties fo:break-before="auto" style:column-width="37.68mm"/>
    </style:style>
    <style:style style:name="co28" style:family="table-column">
      <style:table-column-properties fo:break-before="auto" style:column-width="28.75mm"/>
    </style:style>
    <style:style style:name="co29" style:family="table-column">
      <style:table-column-properties fo:break-before="auto" style:column-width="33.67mm"/>
    </style:style>
    <style:style style:name="co30" style:family="table-column">
      <style:table-column-properties fo:break-before="auto" style:column-width="33.36mm"/>
    </style:style>
    <style:style style:name="co31" style:family="table-column">
      <style:table-column-properties fo:break-before="auto" style:column-width="31.98mm"/>
    </style:style>
    <style:style style:name="co32" style:family="table-column">
      <style:table-column-properties fo:break-before="auto" style:column-width="24.48mm"/>
    </style:style>
    <style:style style:name="co33" style:family="table-column">
      <style:table-column-properties fo:break-before="auto" style:column-width="22.12mm"/>
    </style:style>
    <style:style style:name="co34" style:family="table-column">
      <style:table-column-properties fo:break-before="auto" style:column-width="27.25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37.91mm"/>
    </style:style>
    <style:style style:name="co38" style:family="table-column">
      <style:table-column-properties fo:break-before="auto" style:column-width="42.14mm"/>
    </style:style>
    <style:style style:name="co39" style:family="table-column">
      <style:table-column-properties fo:break-before="auto" style:column-width="54.75mm"/>
    </style:style>
    <style:style style:name="co40" style:family="table-column">
      <style:table-column-properties fo:break-before="auto" style:column-width="47.98mm"/>
    </style:style>
    <style:style style:name="co41" style:family="table-column">
      <style:table-column-properties fo:break-before="auto" style:column-width="35.37mm"/>
    </style:style>
    <style:style style:name="co42" style:family="table-column">
      <style:table-column-properties fo:break-before="auto" style:column-width="38.28mm"/>
    </style:style>
    <style:style style:name="co43" style:family="table-column">
      <style:table-column-properties fo:break-before="auto" style:column-width="7.51mm"/>
    </style:style>
    <style:style style:name="co44" style:family="table-column">
      <style:table-column-properties fo:break-before="auto" style:column-width="13.21mm"/>
    </style:style>
    <style:style style:name="co45" style:family="table-column">
      <style:table-column-properties fo:break-before="auto" style:column-width="10.76mm"/>
    </style:style>
    <style:style style:name="co46" style:family="table-column">
      <style:table-column-properties fo:break-before="auto" style:column-width="11.06mm"/>
    </style:style>
    <style:style style:name="co47" style:family="table-column">
      <style:table-column-properties fo:break-before="auto" style:column-width="9.53mm"/>
    </style:style>
    <style:style style:name="co48" style:family="table-column">
      <style:table-column-properties fo:break-before="auto" style:column-width="12.29mm"/>
    </style:style>
    <style:style style:name="co49" style:family="table-column">
      <style:table-column-properties fo:break-before="auto" style:column-width="12.91mm"/>
    </style:style>
    <style:style style:name="co50" style:family="table-column">
      <style:table-column-properties fo:break-before="auto" style:column-width="9.84mm"/>
    </style:style>
    <style:style style:name="co51" style:family="table-column">
      <style:table-column-properties fo:break-before="auto" style:column-width="30.37mm"/>
    </style:style>
    <style:style style:name="co52" style:family="table-column">
      <style:table-column-properties fo:break-before="auto" style:column-width="26.76mm"/>
    </style:style>
    <style:style style:name="co53" style:family="table-column">
      <style:table-column-properties fo:break-before="auto" style:column-width="6.65mm"/>
    </style:style>
    <style:style style:name="co54" style:family="table-column">
      <style:table-column-properties fo:break-before="auto" style:column-width="33.76mm"/>
    </style:style>
    <style:style style:name="co55" style:family="table-column">
      <style:table-column-properties fo:break-before="auto" style:column-width="30.13mm"/>
    </style:style>
    <style:style style:name="co56" style:family="table-column">
      <style:table-column-properties fo:break-before="auto" style:column-width="30.87mm"/>
    </style:style>
    <style:style style:name="co57" style:family="table-column">
      <style:table-column-properties fo:break-before="auto" style:column-width="25.89mm"/>
    </style:style>
    <style:style style:name="co58" style:family="table-column">
      <style:table-column-properties fo:break-before="auto" style:column-width="30.34mm"/>
    </style:style>
    <style:style style:name="co59" style:family="table-column">
      <style:table-column-properties fo:break-before="auto" style:column-width="31.1mm"/>
    </style:style>
    <style:style style:name="co60" style:family="table-column">
      <style:table-column-properties fo:break-before="auto" style:column-width="8.89mm"/>
    </style:style>
    <style:style style:name="co61" style:family="table-column">
      <style:table-column-properties fo:break-before="auto" style:column-width="32.56mm"/>
    </style:style>
    <style:style style:name="co62" style:family="table-column">
      <style:table-column-properties fo:break-before="auto" style:column-width="27.5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Default">
      <style:text-properties fo:color="#1c1c1c" style:font-name="Arial" fo:font-size="14pt" style:text-underline-style="none" style:font-size-asian="14pt" style:font-size-complex="14pt"/>
    </style:style>
    <style:style style:name="ce67" style:family="table-cell" style:parent-style-name="Default">
      <style:text-properties fo:color="#008000" style:font-name="Arial" fo:font-size="14pt" style:text-underline-style="none" style:font-size-asian="14pt" style:font-size-complex="14pt"/>
    </style:style>
    <style:style style:name="ce68" style:family="table-cell" style:parent-style-name="Default">
      <style:text-properties style:font-name="Arial" fo:font-size="14pt" style:font-size-asian="14pt" style:font-size-complex="14pt"/>
    </style:style>
    <style:style style:name="ce69" style:family="table-cell" style:parent-style-name="Default">
      <style:text-properties fo:color="#800000" style:font-name="Arial" fo:font-size="14pt" style:font-size-asian="14pt" style:font-size-complex="14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font-name="Arial" fo:font-size="14pt" style:font-size-asian="14pt" style:font-size-complex="14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font-name="Arial" fo:font-size="14pt" style:text-underline-style="none" style:font-size-asian="14pt" style:font-size-complex="14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style:font-name="Arial" fo:font-size="14pt" style:text-underline-style="none" style:font-size-asian="14pt" style:font-size-complex="14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style:font-name="Arial"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8f93c7"/>
      <style:text-properties fo:color="#1c1c1c" style:font-name="Arial" fo:font-size="14pt" style:text-underline-style="none" style:font-size-asian="14pt" style:font-size-complex="14pt"/>
    </style:style>
    <style:style style:name="ce78" style:family="table-cell" style:parent-style-name="Default">
      <style:table-cell-properties fo:background-color="#f3715a"/>
      <style:text-properties fo:color="#1c1c1c" style:font-name="Arial" fo:font-size="14pt" style:text-underline-style="none" style:font-size-asian="14pt" style:font-size-complex="14pt"/>
    </style:style>
    <style:style style:name="ce79" style:family="table-cell" style:parent-style-name="Default">
      <style:table-cell-properties fo:background-color="#dddddd"/>
      <style:text-properties fo:color="#1c1c1c" style:font-name="Arial" fo:font-size="14pt" style:text-underline-style="none" style:font-size-asian="14pt" style:font-size-complex="14pt"/>
    </style:style>
    <style:style style:name="ce80" style:family="table-cell" style:parent-style-name="Default">
      <style:table-cell-properties fo:background-color="#add58a"/>
      <style:text-properties fo:color="#1c1c1c" style:font-name="Arial" fo:font-size="14pt" style:text-underline-style="none" style:font-size-asian="14pt" style:font-size-complex="14pt"/>
    </style:style>
    <style:style style:name="ce81" style:family="table-cell" style:parent-style-name="Default">
      <style:table-cell-properties fo:background-color="#fff200"/>
      <style:text-properties fo:color="#1c1c1c" style:font-name="Arial" fo:font-size="14pt" style:text-underline-style="none" style:font-size-asian="14pt" style:font-size-complex="14pt"/>
    </style:style>
    <style:style style:name="ce82" style:family="table-cell" style:parent-style-name="Default">
      <style:table-cell-properties fo:background-color="#ed1c24"/>
      <style:text-properties fo:color="#008000" style:font-name="Arial" fo:font-size="14pt" style:text-underline-style="none" style:font-size-asian="14pt" style:font-size-complex="14pt"/>
    </style:style>
    <style:style style:name="ce83" style:family="table-cell" style:parent-style-name="Default">
      <style:table-cell-properties fo:background-color="#8f93c7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84" style:family="table-cell" style:parent-style-name="Default">
      <style:table-cell-properties fo:background-color="#f3715a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8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86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87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88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ed1c24"/>
    </style:style>
    <style:style style:name="ce94" style:family="table-cell" style:parent-style-name="Default" style:data-style-name="N0"/>
    <style:style style:name="ce95" style:family="table-cell" style:parent-style-name="Default">
      <style:text-properties style:font-name="Arial" fo:font-size="16pt" style:font-size-asian="14pt" style:font-size-complex="14pt"/>
    </style:style>
    <style:style style:name="ce34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ed1c24" fo:border="0.06pt solid #000000"/>
    </style:style>
    <style:style style:name="ce3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ack-up_Original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" table:default-cell-style-name="ce66"/>
        <table:table-column table:style-name="co4" table:default-cell-style-name="ce66"/>
        <table:table-column table:style-name="co12" table:default-cell-style-name="ce66"/>
        <table:table-column table:style-name="co11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2" table:default-cell-style-name="ce66"/>
        <table:table-column table:style-name="co4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0" table:default-cell-style-name="ce66"/>
        <table:table-column table:style-name="co23" table:default-cell-style-name="ce66"/>
        <table:table-column table:style-name="co24" table:default-cell-style-name="ce66"/>
        <table:table-column table:style-name="co13" table:default-cell-style-name="ce66"/>
        <table:table-column table:style-name="co10" table:default-cell-style-name="ce66"/>
        <table:table-column table:style-name="co21" table:default-cell-style-name="ce66"/>
        <table:table-column table:style-name="co3" table:default-cell-style-name="ce66"/>
        <table:table-column table:style-name="co25" table:default-cell-style-name="ce66"/>
        <table:table-column table:style-name="co12" table:default-cell-style-name="ce66"/>
        <table:table-column table:style-name="co21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11" table:default-cell-style-name="ce66"/>
        <table:table-column table:style-name="co21" table:number-columns-repeated="2" table:default-cell-style-name="ce66"/>
        <table:table-column table:style-name="co29" table:default-cell-style-name="ce66"/>
        <table:table-column table:style-name="co21" table:default-cell-style-name="ce66"/>
        <table:table-column table:style-name="co23" table:default-cell-style-name="ce66"/>
        <table:table-column table:style-name="co21" table:default-cell-style-name="ce66"/>
        <table:table-column table:style-name="co6" table:default-cell-style-name="ce66"/>
        <table:table-column table:style-name="co30" table:default-cell-style-name="ce66"/>
        <table:table-column table:style-name="co20" table:default-cell-style-name="ce66"/>
        <table:table-column table:style-name="co31" table:default-cell-style-name="ce66"/>
        <table:table-column table:style-name="co32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25" table:default-cell-style-name="ce66"/>
        <table:table-column table:style-name="co4" table:default-cell-style-name="ce66"/>
        <table:table-column table:style-name="co21" table:number-columns-repeated="2" table:default-cell-style-name="ce66"/>
        <table:table-column table:style-name="co36" table:default-cell-style-name="ce66"/>
        <table:table-column table:style-name="co4" table:default-cell-style-name="ce66"/>
        <table:table-column table:style-name="co21" table:number-columns-repeated="3" table:default-cell-style-name="ce66"/>
        <table:table-column table:style-name="co12" table:default-cell-style-name="ce66"/>
        <table:table-column table:style-name="co21" table:number-columns-repeated="958" table:default-cell-style-name="ce66"/>
        <table:table-row table:style-name="ro1">
          <table:table-cell/>
          <table:table-cell office:value-type="string" calcext:value-type="string">
            <text:p>cs_add.c</text:p>
          </table:table-cell>
          <table:table-cell office:value-type="string" calcext:value-type="string">
            <text:p>cs_amd.c</text:p>
          </table:table-cell>
          <table:table-cell office:value-type="string" calcext:value-type="string">
            <text:p>cs_chol.c</text:p>
          </table:table-cell>
          <table:table-cell office:value-type="string" calcext:value-type="string">
            <text:p>cs_cholsol.c</text:p>
          </table:table-cell>
          <table:table-cell office:value-type="string" calcext:value-type="string">
            <text:p>cs_compress.c</text:p>
          </table:table-cell>
          <table:table-cell office:value-type="string" calcext:value-type="string">
            <text:p>cs_counts.c</text:p>
          </table:table-cell>
          <table:table-cell office:value-type="string" calcext:value-type="string">
            <text:p>cs_cumsum.c</text:p>
          </table:table-cell>
          <table:table-cell office:value-type="string" calcext:value-type="string">
            <text:p>cs_dfs.c</text:p>
          </table:table-cell>
          <table:table-cell office:value-type="string" calcext:value-type="string">
            <text:p>cs_dmperm.c</text:p>
          </table:table-cell>
          <table:table-cell office:value-type="string" calcext:value-type="string">
            <text:p>cs_droptol.c</text:p>
          </table:table-cell>
          <table:table-cell office:value-type="string" calcext:value-type="string">
            <text:p>cs_dropzeros.c</text:p>
          </table:table-cell>
          <table:table-cell office:value-type="string" calcext:value-type="string">
            <text:p>cs_dupl.c</text:p>
          </table:table-cell>
          <table:table-cell office:value-type="string" calcext:value-type="string">
            <text:p>cs_entry.c</text:p>
          </table:table-cell>
          <table:table-cell office:value-type="string" calcext:value-type="string">
            <text:p>cs_ereach.c</text:p>
          </table:table-cell>
          <table:table-cell office:value-type="string" calcext:value-type="string">
            <text:p>cs_etree.c</text:p>
          </table:table-cell>
          <table:table-cell office:value-type="string" calcext:value-type="string">
            <text:p>cs_fkeep.c</text:p>
          </table:table-cell>
          <table:table-cell office:value-type="string" calcext:value-type="string">
            <text:p>cs_gaxpy.c</text:p>
          </table:table-cell>
          <table:table-cell office:value-type="string" calcext:value-type="string">
            <text:p>cs_happly.c</text:p>
          </table:table-cell>
          <table:table-cell office:value-type="string" calcext:value-type="string">
            <text:p>cs_house.c</text:p>
          </table:table-cell>
          <table:table-cell office:value-type="string" calcext:value-type="string">
            <text:p>cs_ipvec.c</text:p>
          </table:table-cell>
          <table:table-cell office:value-type="string" calcext:value-type="string">
            <text:p>cs_leaf.c</text:p>
          </table:table-cell>
          <table:table-cell office:value-type="string" calcext:value-type="string">
            <text:p>cs_load.c</text:p>
          </table:table-cell>
          <table:table-cell office:value-type="string" calcext:value-type="string">
            <text:p>cs_lsolve.c</text:p>
          </table:table-cell>
          <table:table-cell office:value-type="string" calcext:value-type="string">
            <text:p>cs_ltsolve.c</text:p>
          </table:table-cell>
          <table:table-cell office:value-type="string" calcext:value-type="string">
            <text:p>cs_lu.c</text:p>
          </table:table-cell>
          <table:table-cell office:value-type="string" calcext:value-type="string">
            <text:p>cs_lusol.c</text:p>
          </table:table-cell>
          <table:table-cell office:value-type="string" calcext:value-type="string">
            <text:p>cs_malloc.c</text:p>
          </table:table-cell>
          <table:table-cell office:value-type="string" calcext:value-type="string">
            <text:p>cs_maxtrans.c</text:p>
          </table:table-cell>
          <table:table-cell office:value-type="string" calcext:value-type="string">
            <text:p>cs_multiply.c</text:p>
          </table:table-cell>
          <table:table-cell office:value-type="string" calcext:value-type="string">
            <text:p>cs_norm.c</text:p>
          </table:table-cell>
          <table:table-cell office:value-type="string" calcext:value-type="string">
            <text:p>cs_permute.c</text:p>
          </table:table-cell>
          <table:table-cell office:value-type="string" calcext:value-type="string">
            <text:p>cs_pinv.c</text:p>
          </table:table-cell>
          <table:table-cell office:value-type="string" calcext:value-type="string">
            <text:p>cs_post.c</text:p>
          </table:table-cell>
          <table:table-cell office:value-type="string" calcext:value-type="string">
            <text:p>cs_print.c</text:p>
          </table:table-cell>
          <table:table-cell office:value-type="string" calcext:value-type="string">
            <text:p>cs_pvec.c</text:p>
          </table:table-cell>
          <table:table-cell office:value-type="string" calcext:value-type="string">
            <text:p>cs_qr.c</text:p>
          </table:table-cell>
          <table:table-cell office:value-type="string" calcext:value-type="string">
            <text:p>cs_qrsol.c</text:p>
          </table:table-cell>
          <table:table-cell office:value-type="string" calcext:value-type="string">
            <text:p>cs_randperm.c</text:p>
          </table:table-cell>
          <table:table-cell office:value-type="string" calcext:value-type="string">
            <text:p>cs_reach.c</text:p>
          </table:table-cell>
          <table:table-cell office:value-type="string" calcext:value-type="string">
            <text:p>cs_scatter.c</text:p>
          </table:table-cell>
          <table:table-cell office:value-type="string" calcext:value-type="string">
            <text:p>cs_scc.c</text:p>
          </table:table-cell>
          <table:table-cell office:value-type="string" calcext:value-type="string">
            <text:p>cs_schol.c</text:p>
          </table:table-cell>
          <table:table-cell office:value-type="string" calcext:value-type="string">
            <text:p>cs_spsolve.c</text:p>
          </table:table-cell>
          <table:table-cell office:value-type="string" calcext:value-type="string">
            <text:p>cs_sqr.c</text:p>
          </table:table-cell>
          <table:table-cell office:value-type="string" calcext:value-type="string">
            <text:p>cs_symperm.c</text:p>
          </table:table-cell>
          <table:table-cell office:value-type="string" calcext:value-type="string">
            <text:p>cs_tdfs.c</text:p>
          </table:table-cell>
          <table:table-cell office:value-type="string" calcext:value-type="string">
            <text:p>cs_transpose.c</text:p>
          </table:table-cell>
          <table:table-cell office:value-type="string" calcext:value-type="string">
            <text:p>cs_updown.c</text:p>
          </table:table-cell>
          <table:table-cell table:style-name="ce70" office:value-type="string" calcext:value-type="string">
            <text:p>cs_usolve.c</text:p>
          </table:table-cell>
          <table:table-cell table:style-name="ce70" office:value-type="string" calcext:value-type="string">
            <text:p>cs_utsolve.c</text:p>
          </table:table-cell>
          <table:table-cell table:style-name="ce70" office:value-type="string" calcext:value-type="string">
            <text:p>cs_calloc</text:p>
          </table:table-cell>
          <table:table-cell table:style-name="ce70" office:value-type="string" calcext:value-type="string">
            <text:p>cs_done</text:p>
          </table:table-cell>
          <table:table-cell table:style-name="ce70" office:value-type="string" calcext:value-type="string">
            <text:p>cs_spalloc</text:p>
          </table:table-cell>
          <table:table-cell table:style-name="ce70" office:value-type="string" calcext:value-type="string">
            <text:p>cs_sprealloc</text:p>
          </table:table-cell>
          <table:table-cell table:style-name="ce70" office:value-type="string" calcext:value-type="string">
            <text:p>cs_spfree</text:p>
          </table:table-cell>
          <table:table-cell table:style-name="ce70" office:value-type="string" calcext:value-type="string">
            <text:p>cs_ndone</text:p>
          </table:table-cell>
          <table:table-cell table:style-name="ce70" office:value-type="string" calcext:value-type="string">
            <text:p>cs_free</text:p>
          </table:table-cell>
          <table:table-cell table:style-name="ce70" office:value-type="string" calcext:value-type="string">
            <text:p>cs_idone</text:p>
          </table:table-cell>
          <table:table-cell table:style-name="ce70" office:value-type="string" calcext:value-type="string">
            <text:p>cs_dalloc</text:p>
          </table:table-cell>
          <table:table-cell table:style-name="ce70" office:value-type="string" calcext:value-type="string">
            <text:p>cs_ddone</text:p>
          </table:table-cell>
          <table:table-cell table:style-name="ce70" office:value-type="string" calcext:value-type="string">
            <text:p>cs_dfree</text:p>
          </table:table-cell>
          <table:table-cell table:style-name="ce70" office:value-type="string" calcext:value-type="string">
            <text:p>cs_nfree</text:p>
          </table:table-cell>
          <table:table-cell table:style-name="ce70" office:value-type="string" calcext:value-type="string">
            <text:p>cs_sfree</text:p>
          </table:table-cell>
          <table:table-cell table:style-name="ce70" office:value-type="string" calcext:value-type="string">
            <text:p>cs_realloc</text:p>
          </table:table-cell>
          <table:table-cell table:style-name="ce74"/>
          <table:table-cell table:number-columns-repeated="957"/>
        </table:table-row>
        <table:table-row table:style-name="ro1">
          <table:table-cell office:value-type="string" calcext:value-type="string">
            <text:p>cs_add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number-columns-repeated="10" table:style-name="ce70" office:value-type="float" office:value="0" calcext:value-type="float">
            <text:p>0</text:p>
          </table:table-cell>
          <table:table-cell table:style-name="ce75"/>
          <table:table-cell table:number-columns-repeated="957"/>
        </table:table-row>
        <table:table-row table:style-name="ro1">
          <table:table-cell office:value-type="string" calcext:value-type="string">
            <text:p>cs_amd.c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4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6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5"/>
          <table:table-cell table:number-columns-repeated="957"/>
        </table:table-row>
        <table:table-row table:style-name="ro1">
          <table:table-cell office:value-type="string" calcext:value-type="string">
            <text:p>cs_chol.c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5"/>
          <table:table-cell table:number-columns-repeated="957"/>
        </table:table-row>
        <table:table-row table:style-name="ro1">
          <table:table-cell office:value-type="string" calcext:value-type="string">
            <text:p>cs_cholsol.c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5"/>
          <table:table-cell table:number-columns-repeated="957"/>
        </table:table-row>
        <table:table-row table:style-name="ro1">
          <table:table-cell office:value-type="string" calcext:value-type="string">
            <text:p>cs_compress.c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1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counts.c</text:p>
          </table:table-cell>
          <table:table-cell table:number-columns-repeated="20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9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cumsum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dfs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dmperm.c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droptol.c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2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dropzeros.c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2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dupl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entry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ereach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etree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fkeep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gaxpy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happly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hous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ipvec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leaf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load.c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5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9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lsolv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ltsolv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lu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lusol.c</text:p>
          </table:table-cell>
          <table:table-cell table:number-columns-repeated="19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malloc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maxtrans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multiply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number-columns-repeated="10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norm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permut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11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pinv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post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print.c</text:p>
          </table:table-cell>
          <table:table-cell table:number-columns-repeated="29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pvec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qr.c</text:p>
          </table:table-cell>
          <table:table-cell table:number-columns-repeated="17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qrsol.c</text:p>
          </table:table-cell>
          <table:table-cell table:number-columns-repeated="1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randperm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reach.c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0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scatter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scc.c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9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schol.c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spsolve.c</text:p>
          </table:table-cell>
          <table:table-cell table:number-columns-repeated="3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9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sqr.c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symperm.c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1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11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tdfs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transpose.c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1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11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updown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usolv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utsolv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callo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don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spallo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spreallo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spfre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ndon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fre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idon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dallo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ddon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dfre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nfre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sfre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office:value-type="string" calcext:value-type="string">
            <text:p>cs_reallo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/>
          <table:table-cell table:number-columns-repeated="957"/>
        </table:table-row>
        <table:table-row table:style-name="ro1">
          <table:table-cell table:style-name="ce67"/>
          <table:table-cell table:style-name="ce68" table:number-columns-repeated="48"/>
          <table:table-cell table:style-name="ce71" table:number-columns-repeated="3"/>
          <table:table-cell table:style-name="ce70" table:number-columns-repeated="13"/>
          <table:table-cell table:style-name="ce71"/>
          <table:table-cell table:number-columns-repeated="957"/>
        </table:table-row>
        <table:table-row table:style-name="ro1" table:number-rows-repeated="32">
          <table:table-cell/>
          <table:table-cell table:style-name="ce68" table:number-columns-repeated="48"/>
          <table:table-cell table:style-name="ce71" table:number-columns-repeated="3"/>
          <table:table-cell table:style-name="ce70" table:number-columns-repeated="13"/>
          <table:table-cell table:style-name="ce71"/>
          <table:table-cell table:number-columns-repeated="957"/>
        </table:table-row>
        <table:table-row table:style-name="ro1" table:number-rows-repeated="27">
          <table:table-cell/>
          <table:table-cell table:style-name="ce68" table:number-columns-repeated="51"/>
          <table:table-cell table:number-columns-repeated="13"/>
          <table:table-cell table:style-name="ce68"/>
          <table:table-cell table:number-columns-repeated="957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unction_Index" table:style-name="ta1">
        <table:table-column table:style-name="co37" table:default-cell-style-name="Default"/>
        <table:table-column table:style-name="co21" table:default-cell-style-name="ce89"/>
        <table:table-column table:style-name="co38" table:default-cell-style-name="ce89"/>
        <table:table-column table:style-name="co39" table:default-cell-style-name="Default"/>
        <table:table-column table:style-name="co40" table:default-cell-style-name="Default"/>
        <table:table-column table:style-name="co21" table:number-columns-repeated="1019" table:default-cell-style-name="Default"/>
        <table:table-row table:style-name="ro1">
          <table:table-cell table:style-name="ce76" office:value-type="string" calcext:value-type="string">
            <text:p>Function</text:p>
          </table:table-cell>
          <table:table-cell table:style-name="ce76" office:value-type="string" calcext:value-type="string">
            <text:p>Serial</text:p>
          </table:table-cell>
          <table:table-cell table:style-name="ce76" office:value-type="string" calcext:value-type="string">
            <text:p>Cluster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cs_add.c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amd.c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chol.c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cholsol.c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compress.c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counts.c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cumsum.c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dfs.c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dmperm.c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droptol.c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dropzeros.c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dupl.c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entry.c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ereach.c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etree.c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fkeep.c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gaxpy.c</text:p>
          </table:table-cell>
          <table:table-cell table:style-name="ce83" office:value-type="float" office:value="17" calcext:value-type="float">
            <text:p>17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happly.c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house.c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ipvec.c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leaf.c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load.c</text:p>
          </table:table-cell>
          <table:table-cell table:style-name="ce83" office:value-type="float" office:value="22" calcext:value-type="float">
            <text:p>22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lsolve.c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ltsolve.c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lu.c</text:p>
          </table:table-cell>
          <table:table-cell table:style-name="ce84" office:value-type="float" office:value="25" calcext:value-type="float">
            <text:p>25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lusol.c</text:p>
          </table:table-cell>
          <table:table-cell table:style-name="ce83" office:value-type="float" office:value="26" calcext:value-type="float">
            <text:p>26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80" office:value-type="string" calcext:value-type="string">
            <text:p>cs_malloc.c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string" calcext:value-type="string">
            <text:p>Prim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maxtrans.c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multiply.c</text:p>
          </table:table-cell>
          <table:table-cell table:style-name="ce83" office:value-type="float" office:value="29" calcext:value-type="float">
            <text:p>29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norm.c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permute.c</text:p>
          </table:table-cell>
          <table:table-cell table:style-name="ce84" office:value-type="float" office:value="31" calcext:value-type="float">
            <text:p>31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pinv.c</text:p>
          </table:table-cell>
          <table:table-cell table:style-name="ce84" office:value-type="float" office:value="32" calcext:value-type="float">
            <text:p>32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post.c</text:p>
          </table:table-cell>
          <table:table-cell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print.c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pvec.c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qr.c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qrsol.c</text:p>
          </table:table-cell>
          <table:table-cell table:style-name="ce83" office:value-type="float" office:value="37" calcext:value-type="float">
            <text:p>37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randperm.c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reach.c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scatter.c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scc.c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schol.c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spsolve.c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sqr.c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symperm.c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9" office:value-type="string" calcext:value-type="string">
            <text:p>cs_tdfs.c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string" calcext:value-type="string">
            <text:p>Terti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7" office:value-type="string" calcext:value-type="string">
            <text:p>cs_transpose.c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string" calcext:value-type="string">
            <text:p>Prim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updown.c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usolve.c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78" office:value-type="string" calcext:value-type="string">
            <text:p>cs_utsolve.c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Secondary</text:p>
          </table:table-cell>
          <table:table-cell table:style-name="ce66"/>
          <table:table-cell table:style-name="ce67"/>
          <table:table-cell table:number-columns-repeated="1019"/>
        </table:table-row>
        <table:table-row table:style-name="ro1">
          <table:table-cell table:style-name="ce80" office:value-type="string" calcext:value-type="string">
            <text:p>cs_calloc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string" calcext:value-type="string">
            <text:p>Prim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66" office:value-type="string" calcext:value-type="string">
            <text:p>cs_done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string" calcext:value-type="string">
            <text:p>Terti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80" office:value-type="string" calcext:value-type="string">
            <text:p>cs_spalloc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string" calcext:value-type="string">
            <text:p>Prim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80" office:value-type="string" calcext:value-type="string">
            <text:p>cs_sprealloc</text:p>
          </table:table-cell>
          <table:table-cell table:style-name="ce86" office:value-type="float" office:value="54" calcext:value-type="float">
            <text:p>54</text:p>
          </table:table-cell>
          <table:table-cell table:style-name="ce86" office:value-type="string" calcext:value-type="string">
            <text:p>Prim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80" office:value-type="string" calcext:value-type="string">
            <text:p>cs_spfree</text:p>
          </table:table-cell>
          <table:table-cell table:style-name="ce86" office:value-type="float" office:value="55" calcext:value-type="float">
            <text:p>55</text:p>
          </table:table-cell>
          <table:table-cell table:style-name="ce86" office:value-type="string" calcext:value-type="string">
            <text:p>Prim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66" office:value-type="string" calcext:value-type="string">
            <text:p>cs_ndone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string" calcext:value-type="string">
            <text:p>Terti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80" office:value-type="string" calcext:value-type="string">
            <text:p>cs_free</text:p>
          </table:table-cell>
          <table:table-cell table:style-name="ce86" office:value-type="float" office:value="57" calcext:value-type="float">
            <text:p>57</text:p>
          </table:table-cell>
          <table:table-cell table:style-name="ce86" office:value-type="string" calcext:value-type="string">
            <text:p>Prim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66" office:value-type="string" calcext:value-type="string">
            <text:p>cs_idone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string" calcext:value-type="string">
            <text:p>Terti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66" office:value-type="string" calcext:value-type="string">
            <text:p>cs_dalloc</text:p>
          </table:table-cell>
          <table:table-cell table:style-name="ce71" office:value-type="float" office:value="59" calcext:value-type="float">
            <text:p>59</text:p>
          </table:table-cell>
          <table:table-cell table:style-name="ce71" office:value-type="string" calcext:value-type="string">
            <text:p>Terti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66" office:value-type="string" calcext:value-type="string">
            <text:p>cs_ddone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Terti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81" office:value-type="string" calcext:value-type="string">
            <text:p>cs_dfree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string" calcext:value-type="string">
            <text:p>Second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81" office:value-type="string" calcext:value-type="string">
            <text:p>cs_nfree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string" calcext:value-type="string">
            <text:p>Second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81" office:value-type="string" calcext:value-type="string">
            <text:p>cs_sfree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string" calcext:value-type="string">
            <text:p>Second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80" office:value-type="string" calcext:value-type="string">
            <text:p>cs_realloc</text:p>
          </table:table-cell>
          <table:table-cell table:style-name="ce86" office:value-type="float" office:value="64" calcext:value-type="float">
            <text:p>64</text:p>
          </table:table-cell>
          <table:table-cell table:style-name="ce86" office:value-type="string" calcext:value-type="string">
            <text:p>Primary_Util</text:p>
          </table:table-cell>
          <table:table-cell table:style-name="ce66"/>
          <table:table-cell table:number-columns-repeated="1020"/>
        </table:table-row>
        <table:table-row table:style-name="ro1">
          <table:table-cell table:style-name="ce82"/>
          <table:table-cell table:style-name="ce88" table:number-columns-repeated="2"/>
          <table:table-cell table:style-name="ce67"/>
          <table:table-cell table:style-name="ce90" table:number-columns-repeated="1020"/>
        </table:table-row>
        <table:table-row table:style-name="ro1" table:number-rows-repeated="49">
          <table:table-cell/>
          <table:table-cell table:style-name="ce71" table:number-columns-repeated="2"/>
          <table:table-cell table:number-columns-repeated="1021"/>
        </table:table-row>
        <table:table-row table:style-name="ro1" table:number-rows-repeated="109">
          <table:table-cell/>
          <table:table-cell table:style-name="ce71"/>
          <table:table-cell table:number-columns-repeated="1022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table-column table:style-name="co41" table:default-cell-style-name="ce78"/>
        <table:table-column table:style-name="co21" table:default-cell-style-name="ce84"/>
        <table:table-column table:style-name="co42" table:default-cell-style-name="ce84"/>
        <table:table-column table:style-name="co21" table:number-columns-repeated="2" table:default-cell-style-name="Default"/>
        <table:table-column table:style-name="co18" table:default-cell-style-name="ce94"/>
        <table:table-column table:style-name="co21" table:default-cell-style-name="ce94"/>
        <table:table-column table:style-name="co21" table:number-columns-repeated="6" table:default-cell-style-name="Default"/>
        <table:table-row table:style-name="ro1">
          <table:table-cell table:style-name="ce77" office:value-type="string" calcext:value-type="string">
            <text:p>cs_add.c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Primary</text:p>
          </table:table-cell>
          <table:table-cell table:style-name="ce89" office:value-type="float" office:value="53" calcext:value-type="float">
            <text:p>53</text:p>
          </table:table-cell>
          <table:table-cell/>
          <table:table-cell table:formula="of:=INDEX([.$A$1:.$A$64];[.D1])" office:value-type="string" office:string-value="cs_spalloc" calcext:value-type="string">
            <text:p>cs_spalloc</text:p>
          </table:table-cell>
          <table:table-cell table:formula="of:=INDEX([.$C$1:.$C$64];[.D1])" office:value-type="string" office:string-value="Primary_Util" calcext:value-type="string">
            <text:p>Primary_Ut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_amd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ary</text:p>
          </table:table-cell>
          <table:table-cell table:style-name="ce89" office:value-type="float" office:value="63" calcext:value-type="float">
            <text:p>63</text:p>
          </table:table-cell>
          <table:table-cell/>
          <table:table-cell table:formula="of:=INDEX([.$A$1:.$A$64];[.D2])" office:value-type="string" office:string-value="cs_sfree" calcext:value-type="string">
            <text:p>cs_sfree</text:p>
          </table:table-cell>
          <table:table-cell table:formula="of:=INDEX([.$C$1:.$C$64];[.D2])" office:value-type="string" office:string-value="Secondary_Util" calcext:value-type="string">
            <text:p>Secondary_Util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s_cho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ondary</text:p>
          </table:table-cell>
          <table:table-cell table:style-name="ce89"/>
          <table:table-cell/>
          <table:table-cell table:formula="of:=INDEX([.$A$1:.$A$64];[.D3])" office:value-type="string" office:string-value="cs_chol.c" calcext:value-type="string">
            <text:p>cs_chol.c</text:p>
          </table:table-cell>
          <table:table-cell table:formula="of:=INDEX([.$C$1:.$C$64];[.D3])" office:value-type="string" office:string-value="Secondary" calcext:value-type="string">
            <text:p>Secondary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77" office:value-type="string" calcext:value-type="string">
            <text:p>cs_cholsol.c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4])" office:value-type="string" office:string-value="cs_cholsol.c" calcext:value-type="string">
            <text:p>cs_cholsol.c</text:p>
          </table:table-cell>
          <table:table-cell table:formula="of:=INDEX([.$C$1:.$C$64];[.D4])" office:value-type="string" office:string-value="Primary" calcext:value-type="string">
            <text:p>Primary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77" office:value-type="string" calcext:value-type="string">
            <text:p>cs_compress.c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5])" office:value-type="string" office:string-value="cs_compress.c" calcext:value-type="string">
            <text:p>cs_compress.c</text:p>
          </table:table-cell>
          <table:table-cell table:formula="of:=INDEX([.$C$1:.$C$64];[.D5])" office:value-type="string" office:string-value="Primary" calcext:value-type="string">
            <text:p>Primary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79" office:value-type="string" calcext:value-type="string">
            <text:p>cs_counts.c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6])" office:value-type="string" office:string-value="cs_counts.c" calcext:value-type="string">
            <text:p>cs_counts.c</text:p>
          </table:table-cell>
          <table:table-cell table:formula="of:=INDEX([.$C$1:.$C$64];[.D6])" office:value-type="string" office:string-value="Tertiary" calcext:value-type="string">
            <text:p>Tertiary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79" office:value-type="string" calcext:value-type="string">
            <text:p>cs_cumsum.c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7])" office:value-type="string" office:string-value="cs_cumsum.c" calcext:value-type="string">
            <text:p>cs_cumsum.c</text:p>
          </table:table-cell>
          <table:table-cell table:formula="of:=INDEX([.$C$1:.$C$64];[.D7])" office:value-type="string" office:string-value="Tertiary" calcext:value-type="string">
            <text:p>Tertiary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9" office:value-type="string" calcext:value-type="string">
            <text:p>cs_dfs.c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8])" office:value-type="string" office:string-value="cs_dfs.c" calcext:value-type="string">
            <text:p>cs_dfs.c</text:p>
          </table:table-cell>
          <table:table-cell table:formula="of:=INDEX([.$C$1:.$C$64];[.D8])" office:value-type="string" office:string-value="Tertiary" calcext:value-type="string">
            <text:p>Tertiary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s_dmperm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9])" office:value-type="string" office:string-value="cs_dmperm.c" calcext:value-type="string">
            <text:p>cs_dmperm.c</text:p>
          </table:table-cell>
          <table:table-cell table:formula="of:=INDEX([.$C$1:.$C$64];[.D9])" office:value-type="string" office:string-value="Secondary" calcext:value-type="string">
            <text:p>Secondary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_droptol.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10])" office:value-type="string" office:string-value="cs_droptol.c" calcext:value-type="string">
            <text:p>cs_droptol.c</text:p>
          </table:table-cell>
          <table:table-cell table:formula="of:=INDEX([.$C$1:.$C$64];[.D10])" office:value-type="string" office:string-value="Secondary" calcext:value-type="string">
            <text:p>Secondary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s_dropzeros.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11])" office:value-type="string" office:string-value="cs_dropzeros.c" calcext:value-type="string">
            <text:p>cs_dropzeros.c</text:p>
          </table:table-cell>
          <table:table-cell table:formula="of:=INDEX([.$C$1:.$C$64];[.D11])" office:value-type="string" office:string-value="Secondary" calcext:value-type="string">
            <text:p>Secondary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77" office:value-type="string" calcext:value-type="string">
            <text:p>cs_dupl.c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12])" office:value-type="string" office:string-value="cs_dupl.c" calcext:value-type="string">
            <text:p>cs_dupl.c</text:p>
          </table:table-cell>
          <table:table-cell table:formula="of:=INDEX([.$C$1:.$C$64];[.D12])" office:value-type="string" office:string-value="Primary" calcext:value-type="string">
            <text:p>Primary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7" office:value-type="string" calcext:value-type="string">
            <text:p>cs_entry.c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13])" office:value-type="string" office:string-value="cs_entry.c" calcext:value-type="string">
            <text:p>cs_entry.c</text:p>
          </table:table-cell>
          <table:table-cell table:formula="of:=INDEX([.$C$1:.$C$64];[.D13])" office:value-type="string" office:string-value="Primary" calcext:value-type="string">
            <text:p>Primary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79" office:value-type="string" calcext:value-type="string">
            <text:p>cs_ereach.c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14])" office:value-type="string" office:string-value="cs_ereach.c" calcext:value-type="string">
            <text:p>cs_ereach.c</text:p>
          </table:table-cell>
          <table:table-cell table:formula="of:=INDEX([.$C$1:.$C$64];[.D14])" office:value-type="string" office:string-value="Tertiary" calcext:value-type="string">
            <text:p>Tertiary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79" office:value-type="string" calcext:value-type="string">
            <text:p>cs_etree.c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15])" office:value-type="string" office:string-value="cs_etree.c" calcext:value-type="string">
            <text:p>cs_etree.c</text:p>
          </table:table-cell>
          <table:table-cell table:formula="of:=INDEX([.$C$1:.$C$64];[.D15])" office:value-type="string" office:string-value="Tertiary" calcext:value-type="string">
            <text:p>Tertiary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79" office:value-type="string" calcext:value-type="string">
            <text:p>cs_fkeep.c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16])" office:value-type="string" office:string-value="cs_fkeep.c" calcext:value-type="string">
            <text:p>cs_fkeep.c</text:p>
          </table:table-cell>
          <table:table-cell table:formula="of:=INDEX([.$C$1:.$C$64];[.D16])" office:value-type="string" office:string-value="Tertiary" calcext:value-type="string">
            <text:p>Tertiary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77" office:value-type="string" calcext:value-type="string">
            <text:p>cs_gaxpy.c</text:p>
          </table:table-cell>
          <table:table-cell table:style-name="ce83" office:value-type="float" office:value="17" calcext:value-type="float">
            <text:p>17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17])" office:value-type="string" office:string-value="cs_gaxpy.c" calcext:value-type="string">
            <text:p>cs_gaxpy.c</text:p>
          </table:table-cell>
          <table:table-cell table:formula="of:=INDEX([.$C$1:.$C$64];[.D17])" office:value-type="string" office:string-value="Primary" calcext:value-type="string">
            <text:p>Primary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s_happly.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18])" office:value-type="string" office:string-value="cs_happly.c" calcext:value-type="string">
            <text:p>cs_happly.c</text:p>
          </table:table-cell>
          <table:table-cell table:formula="of:=INDEX([.$C$1:.$C$64];[.D18])" office:value-type="string" office:string-value="Secondary" calcext:value-type="string">
            <text:p>Secondary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79" office:value-type="string" calcext:value-type="string">
            <text:p>cs_house.c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19])" office:value-type="string" office:string-value="cs_house.c" calcext:value-type="string">
            <text:p>cs_house.c</text:p>
          </table:table-cell>
          <table:table-cell table:formula="of:=INDEX([.$C$1:.$C$64];[.D19])" office:value-type="string" office:string-value="Tertiary" calcext:value-type="string">
            <text:p>Tertiary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s_ipvec.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20])" office:value-type="string" office:string-value="cs_ipvec.c" calcext:value-type="string">
            <text:p>cs_ipvec.c</text:p>
          </table:table-cell>
          <table:table-cell table:formula="of:=INDEX([.$C$1:.$C$64];[.D20])" office:value-type="string" office:string-value="Secondary" calcext:value-type="string">
            <text:p>Secondary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79" office:value-type="string" calcext:value-type="string">
            <text:p>cs_leaf.c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21])" office:value-type="string" office:string-value="cs_leaf.c" calcext:value-type="string">
            <text:p>cs_leaf.c</text:p>
          </table:table-cell>
          <table:table-cell table:formula="of:=INDEX([.$C$1:.$C$64];[.D21])" office:value-type="string" office:string-value="Tertiary" calcext:value-type="string">
            <text:p>Tertiary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77" office:value-type="string" calcext:value-type="string">
            <text:p>cs_load.c</text:p>
          </table:table-cell>
          <table:table-cell table:style-name="ce83" office:value-type="float" office:value="22" calcext:value-type="float">
            <text:p>22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22])" office:value-type="string" office:string-value="cs_load.c" calcext:value-type="string">
            <text:p>cs_load.c</text:p>
          </table:table-cell>
          <table:table-cell table:formula="of:=INDEX([.$C$1:.$C$64];[.D22])" office:value-type="string" office:string-value="Primary" calcext:value-type="string">
            <text:p>Primar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s_lsolve.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23])" office:value-type="string" office:string-value="cs_lsolve.c" calcext:value-type="string">
            <text:p>cs_lsolve.c</text:p>
          </table:table-cell>
          <table:table-cell table:formula="of:=INDEX([.$C$1:.$C$64];[.D23])" office:value-type="string" office:string-value="Secondary" calcext:value-type="string">
            <text:p>Secondary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s_ltsolve.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24])" office:value-type="string" office:string-value="cs_ltsolve.c" calcext:value-type="string">
            <text:p>cs_ltsolve.c</text:p>
          </table:table-cell>
          <table:table-cell table:formula="of:=INDEX([.$C$1:.$C$64];[.D24])" office:value-type="string" office:string-value="Secondary" calcext:value-type="string">
            <text:p>Secondary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s_lu.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25])" office:value-type="string" office:string-value="cs_lu.c" calcext:value-type="string">
            <text:p>cs_lu.c</text:p>
          </table:table-cell>
          <table:table-cell table:formula="of:=INDEX([.$C$1:.$C$64];[.D25])" office:value-type="string" office:string-value="Secondary" calcext:value-type="string">
            <text:p>Secondar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77" office:value-type="string" calcext:value-type="string">
            <text:p>cs_lusol.c</text:p>
          </table:table-cell>
          <table:table-cell table:style-name="ce83" office:value-type="float" office:value="26" calcext:value-type="float">
            <text:p>26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26])" office:value-type="string" office:string-value="cs_lusol.c" calcext:value-type="string">
            <text:p>cs_lusol.c</text:p>
          </table:table-cell>
          <table:table-cell table:formula="of:=INDEX([.$C$1:.$C$64];[.D26])" office:value-type="string" office:string-value="Primary" calcext:value-type="string">
            <text:p>Primary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80" office:value-type="string" calcext:value-type="string">
            <text:p>cs_malloc.c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string" calcext:value-type="string">
            <text:p>Primary_Util</text:p>
          </table:table-cell>
          <table:table-cell table:number-columns-repeated="2"/>
          <table:table-cell table:formula="of:=INDEX([.$A$1:.$A$64];[.D27])" office:value-type="string" office:string-value="cs_malloc.c" calcext:value-type="string">
            <text:p>cs_malloc.c</text:p>
          </table:table-cell>
          <table:table-cell table:formula="of:=INDEX([.$C$1:.$C$64];[.D27])" office:value-type="string" office:string-value="Primary_Util" calcext:value-type="string">
            <text:p>Primary_Uti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9" office:value-type="string" calcext:value-type="string">
            <text:p>cs_maxtrans.c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28])" office:value-type="string" office:string-value="cs_maxtrans.c" calcext:value-type="string">
            <text:p>cs_maxtrans.c</text:p>
          </table:table-cell>
          <table:table-cell table:formula="of:=INDEX([.$C$1:.$C$64];[.D28])" office:value-type="string" office:string-value="Tertiary" calcext:value-type="string">
            <text:p>Tertiary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77" office:value-type="string" calcext:value-type="string">
            <text:p>cs_multiply.c</text:p>
          </table:table-cell>
          <table:table-cell table:style-name="ce83" office:value-type="float" office:value="29" calcext:value-type="float">
            <text:p>29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29])" office:value-type="string" office:string-value="cs_multiply.c" calcext:value-type="string">
            <text:p>cs_multiply.c</text:p>
          </table:table-cell>
          <table:table-cell table:formula="of:=INDEX([.$C$1:.$C$64];[.D29])" office:value-type="string" office:string-value="Primary" calcext:value-type="string">
            <text:p>Primary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77" office:value-type="string" calcext:value-type="string">
            <text:p>cs_norm.c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30])" office:value-type="string" office:string-value="cs_norm.c" calcext:value-type="string">
            <text:p>cs_norm.c</text:p>
          </table:table-cell>
          <table:table-cell table:formula="of:=INDEX([.$C$1:.$C$64];[.D30])" office:value-type="string" office:string-value="Primary" calcext:value-type="string">
            <text:p>Primary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s_permute.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31])" office:value-type="string" office:string-value="cs_permute.c" calcext:value-type="string">
            <text:p>cs_permute.c</text:p>
          </table:table-cell>
          <table:table-cell table:formula="of:=INDEX([.$C$1:.$C$64];[.D31])" office:value-type="string" office:string-value="Secondary" calcext:value-type="string">
            <text:p>Secondary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s_pinv.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32])" office:value-type="string" office:string-value="cs_pinv.c" calcext:value-type="string">
            <text:p>cs_pinv.c</text:p>
          </table:table-cell>
          <table:table-cell table:formula="of:=INDEX([.$C$1:.$C$64];[.D32])" office:value-type="string" office:string-value="Secondary" calcext:value-type="string">
            <text:p>Secondary</text:p>
          </table:table-cell>
          <table:table-cell table:number-columns-repeated="6"/>
        </table:table-row>
        <table:table-row table:style-name="ro1">
          <table:table-cell table:style-name="ce79" office:value-type="string" calcext:value-type="string">
            <text:p>cs_post.c</text:p>
          </table:table-cell>
          <table:table-cell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33])" office:value-type="string" office:string-value="cs_post.c" calcext:value-type="string">
            <text:p>cs_post.c</text:p>
          </table:table-cell>
          <table:table-cell table:formula="of:=INDEX([.$C$1:.$C$64];[.D33])" office:value-type="string" office:string-value="Tertiary" calcext:value-type="string">
            <text:p>Tertiary</text:p>
          </table:table-cell>
          <table:table-cell table:number-columns-repeated="6"/>
        </table:table-row>
        <table:table-row table:style-name="ro1">
          <table:table-cell table:style-name="ce77" office:value-type="string" calcext:value-type="string">
            <text:p>cs_print.c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34])" office:value-type="string" office:string-value="cs_print.c" calcext:value-type="string">
            <text:p>cs_print.c</text:p>
          </table:table-cell>
          <table:table-cell table:formula="of:=INDEX([.$C$1:.$C$64];[.D34])" office:value-type="string" office:string-value="Primary" calcext:value-type="string">
            <text:p>Prim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_pvec.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35])" office:value-type="string" office:string-value="cs_pvec.c" calcext:value-type="string">
            <text:p>cs_pvec.c</text:p>
          </table:table-cell>
          <table:table-cell table:formula="of:=INDEX([.$C$1:.$C$64];[.D35])" office:value-type="string" office:string-value="Secondary" calcext:value-type="string">
            <text:p>Second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_qr.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36])" office:value-type="string" office:string-value="cs_qr.c" calcext:value-type="string">
            <text:p>cs_qr.c</text:p>
          </table:table-cell>
          <table:table-cell table:formula="of:=INDEX([.$C$1:.$C$64];[.D36])" office:value-type="string" office:string-value="Secondary" calcext:value-type="string">
            <text:p>Secondary</text:p>
          </table:table-cell>
          <table:table-cell table:number-columns-repeated="6"/>
        </table:table-row>
        <table:table-row table:style-name="ro1">
          <table:table-cell table:style-name="ce77" office:value-type="string" calcext:value-type="string">
            <text:p>cs_qrsol.c</text:p>
          </table:table-cell>
          <table:table-cell table:style-name="ce83" office:value-type="float" office:value="37" calcext:value-type="float">
            <text:p>37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37])" office:value-type="string" office:string-value="cs_qrsol.c" calcext:value-type="string">
            <text:p>cs_qrsol.c</text:p>
          </table:table-cell>
          <table:table-cell table:formula="of:=INDEX([.$C$1:.$C$64];[.D37])" office:value-type="string" office:string-value="Primary" calcext:value-type="string">
            <text:p>Primary</text:p>
          </table:table-cell>
          <table:table-cell table:number-columns-repeated="6"/>
        </table:table-row>
        <table:table-row table:style-name="ro1">
          <table:table-cell table:style-name="ce79" office:value-type="string" calcext:value-type="string">
            <text:p>cs_randperm.c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38])" office:value-type="string" office:string-value="cs_randperm.c" calcext:value-type="string">
            <text:p>cs_randperm.c</text:p>
          </table:table-cell>
          <table:table-cell table:formula="of:=INDEX([.$C$1:.$C$64];[.D38])" office:value-type="string" office:string-value="Tertiary" calcext:value-type="string">
            <text:p>Tertiary</text:p>
          </table:table-cell>
          <table:table-cell table:number-columns-repeated="6"/>
        </table:table-row>
        <table:table-row table:style-name="ro1">
          <table:table-cell table:style-name="ce79" office:value-type="string" calcext:value-type="string">
            <text:p>cs_reach.c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39])" office:value-type="string" office:string-value="cs_reach.c" calcext:value-type="string">
            <text:p>cs_reach.c</text:p>
          </table:table-cell>
          <table:table-cell table:formula="of:=INDEX([.$C$1:.$C$64];[.D39])" office:value-type="string" office:string-value="Tertiary" calcext:value-type="string">
            <text:p>Tertiary</text:p>
          </table:table-cell>
          <table:table-cell table:number-columns-repeated="6"/>
        </table:table-row>
        <table:table-row table:style-name="ro1">
          <table:table-cell table:style-name="ce79" office:value-type="string" calcext:value-type="string">
            <text:p>cs_scatter.c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40])" office:value-type="string" office:string-value="cs_scatter.c" calcext:value-type="string">
            <text:p>cs_scatter.c</text:p>
          </table:table-cell>
          <table:table-cell table:formula="of:=INDEX([.$C$1:.$C$64];[.D40])" office:value-type="string" office:string-value="Tertiary" calcext:value-type="string">
            <text:p>Tertiary</text:p>
          </table:table-cell>
          <table:table-cell table:number-columns-repeated="6"/>
        </table:table-row>
        <table:table-row table:style-name="ro1">
          <table:table-cell table:style-name="ce79" office:value-type="string" calcext:value-type="string">
            <text:p>cs_scc.c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41])" office:value-type="string" office:string-value="cs_scc.c" calcext:value-type="string">
            <text:p>cs_scc.c</text:p>
          </table:table-cell>
          <table:table-cell table:formula="of:=INDEX([.$C$1:.$C$64];[.D41])" office:value-type="string" office:string-value="Tertiary" calcext:value-type="string">
            <text:p>Terti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_schol.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42])" office:value-type="string" office:string-value="cs_schol.c" calcext:value-type="string">
            <text:p>cs_schol.c</text:p>
          </table:table-cell>
          <table:table-cell table:formula="of:=INDEX([.$C$1:.$C$64];[.D42])" office:value-type="string" office:string-value="Secondary" calcext:value-type="string">
            <text:p>Secondary</text:p>
          </table:table-cell>
          <table:table-cell table:number-columns-repeated="6"/>
        </table:table-row>
        <table:table-row table:style-name="ro1">
          <table:table-cell table:style-name="ce79" office:value-type="string" calcext:value-type="string">
            <text:p>cs_spsolve.c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43])" office:value-type="string" office:string-value="cs_spsolve.c" calcext:value-type="string">
            <text:p>cs_spsolve.c</text:p>
          </table:table-cell>
          <table:table-cell table:formula="of:=INDEX([.$C$1:.$C$64];[.D43])" office:value-type="string" office:string-value="Tertiary" calcext:value-type="string">
            <text:p>Terti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_sqr.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44])" office:value-type="string" office:string-value="cs_sqr.c" calcext:value-type="string">
            <text:p>cs_sqr.c</text:p>
          </table:table-cell>
          <table:table-cell table:formula="of:=INDEX([.$C$1:.$C$64];[.D44])" office:value-type="string" office:string-value="Secondary" calcext:value-type="string">
            <text:p>Second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_symperm.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45])" office:value-type="string" office:string-value="cs_symperm.c" calcext:value-type="string">
            <text:p>cs_symperm.c</text:p>
          </table:table-cell>
          <table:table-cell table:formula="of:=INDEX([.$C$1:.$C$64];[.D45])" office:value-type="string" office:string-value="Secondary" calcext:value-type="string">
            <text:p>Secondary</text:p>
          </table:table-cell>
          <table:table-cell table:number-columns-repeated="6"/>
        </table:table-row>
        <table:table-row table:style-name="ro1">
          <table:table-cell table:style-name="ce79" office:value-type="string" calcext:value-type="string">
            <text:p>cs_tdfs.c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string" calcext:value-type="string">
            <text:p>Tertiary</text:p>
          </table:table-cell>
          <table:table-cell table:number-columns-repeated="2"/>
          <table:table-cell table:formula="of:=INDEX([.$A$1:.$A$64];[.D46])" office:value-type="string" office:string-value="cs_tdfs.c" calcext:value-type="string">
            <text:p>cs_tdfs.c</text:p>
          </table:table-cell>
          <table:table-cell table:formula="of:=INDEX([.$C$1:.$C$64];[.D46])" office:value-type="string" office:string-value="Tertiary" calcext:value-type="string">
            <text:p>Tertiary</text:p>
          </table:table-cell>
          <table:table-cell table:number-columns-repeated="6"/>
        </table:table-row>
        <table:table-row table:style-name="ro1">
          <table:table-cell table:style-name="ce77" office:value-type="string" calcext:value-type="string">
            <text:p>cs_transpose.c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string" calcext:value-type="string">
            <text:p>Primary</text:p>
          </table:table-cell>
          <table:table-cell table:number-columns-repeated="2"/>
          <table:table-cell table:formula="of:=INDEX([.$A$1:.$A$64];[.D47])" office:value-type="string" office:string-value="cs_transpose.c" calcext:value-type="string">
            <text:p>cs_transpose.c</text:p>
          </table:table-cell>
          <table:table-cell table:formula="of:=INDEX([.$C$1:.$C$64];[.D47])" office:value-type="string" office:string-value="Primary" calcext:value-type="string">
            <text:p>Prim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_updown.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48])" office:value-type="string" office:string-value="cs_updown.c" calcext:value-type="string">
            <text:p>cs_updown.c</text:p>
          </table:table-cell>
          <table:table-cell table:formula="of:=INDEX([.$C$1:.$C$64];[.D48])" office:value-type="string" office:string-value="Secondary" calcext:value-type="string">
            <text:p>Second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_usolve.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49])" office:value-type="string" office:string-value="cs_usolve.c" calcext:value-type="string">
            <text:p>cs_usolve.c</text:p>
          </table:table-cell>
          <table:table-cell table:formula="of:=INDEX([.$C$1:.$C$64];[.D49])" office:value-type="string" office:string-value="Secondary" calcext:value-type="string">
            <text:p>Second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_utsolve.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ary</text:p>
          </table:table-cell>
          <table:table-cell table:number-columns-repeated="2"/>
          <table:table-cell table:formula="of:=INDEX([.$A$1:.$A$64];[.D50])" office:value-type="string" office:string-value="cs_utsolve.c" calcext:value-type="string">
            <text:p>cs_utsolve.c</text:p>
          </table:table-cell>
          <table:table-cell table:formula="of:=INDEX([.$C$1:.$C$64];[.D50])" office:value-type="string" office:string-value="Secondary" calcext:value-type="string">
            <text:p>Secondary</text:p>
          </table:table-cell>
          <table:table-cell table:number-columns-repeated="6"/>
        </table:table-row>
        <table:table-row table:style-name="ro1">
          <table:table-cell table:style-name="ce80" office:value-type="string" calcext:value-type="string">
            <text:p>cs_calloc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string" calcext:value-type="string">
            <text:p>Primary_Util</text:p>
          </table:table-cell>
          <table:table-cell table:number-columns-repeated="2"/>
          <table:table-cell table:formula="of:=INDEX([.$A$1:.$A$64];[.D51])" office:value-type="string" office:string-value="cs_calloc" calcext:value-type="string">
            <text:p>cs_calloc</text:p>
          </table:table-cell>
          <table:table-cell table:formula="of:=INDEX([.$C$1:.$C$64];[.D51])" office:value-type="string" office:string-value="Primary_Util" calcext:value-type="string">
            <text:p>Primary_Util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cs_done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string" calcext:value-type="string">
            <text:p>Tertiary_Util</text:p>
          </table:table-cell>
          <table:table-cell table:number-columns-repeated="2"/>
          <table:table-cell table:formula="of:=INDEX([.$A$1:.$A$64];[.D52])" office:value-type="string" office:string-value="cs_done" calcext:value-type="string">
            <text:p>cs_done</text:p>
          </table:table-cell>
          <table:table-cell table:formula="of:=INDEX([.$C$1:.$C$64];[.D52])" office:value-type="string" office:string-value="Tertiary_Util" calcext:value-type="string">
            <text:p>Tertiary_Util</text:p>
          </table:table-cell>
          <table:table-cell table:number-columns-repeated="6"/>
        </table:table-row>
        <table:table-row table:style-name="ro1">
          <table:table-cell table:style-name="ce80" office:value-type="string" calcext:value-type="string">
            <text:p>cs_spalloc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string" calcext:value-type="string">
            <text:p>Primary_Util</text:p>
          </table:table-cell>
          <table:table-cell table:number-columns-repeated="2"/>
          <table:table-cell table:formula="of:=INDEX([.$A$1:.$A$64];[.D53])" office:value-type="string" office:string-value="cs_spalloc" calcext:value-type="string">
            <text:p>cs_spalloc</text:p>
          </table:table-cell>
          <table:table-cell table:formula="of:=INDEX([.$C$1:.$C$64];[.D53])" office:value-type="string" office:string-value="Primary_Util" calcext:value-type="string">
            <text:p>Primary_Util</text:p>
          </table:table-cell>
          <table:table-cell table:number-columns-repeated="6"/>
        </table:table-row>
        <table:table-row table:style-name="ro1">
          <table:table-cell table:style-name="ce80" office:value-type="string" calcext:value-type="string">
            <text:p>cs_sprealloc</text:p>
          </table:table-cell>
          <table:table-cell table:style-name="ce86" office:value-type="float" office:value="54" calcext:value-type="float">
            <text:p>54</text:p>
          </table:table-cell>
          <table:table-cell table:style-name="ce86" office:value-type="string" calcext:value-type="string">
            <text:p>Primary_Util</text:p>
          </table:table-cell>
          <table:table-cell table:number-columns-repeated="2"/>
          <table:table-cell table:formula="of:=INDEX([.$A$1:.$A$64];[.D54])" office:value-type="string" office:string-value="cs_sprealloc" calcext:value-type="string">
            <text:p>cs_sprealloc</text:p>
          </table:table-cell>
          <table:table-cell table:formula="of:=INDEX([.$C$1:.$C$64];[.D54])" office:value-type="string" office:string-value="Primary_Util" calcext:value-type="string">
            <text:p>Primary_Util</text:p>
          </table:table-cell>
          <table:table-cell table:number-columns-repeated="6"/>
        </table:table-row>
        <table:table-row table:style-name="ro1">
          <table:table-cell table:style-name="ce80" office:value-type="string" calcext:value-type="string">
            <text:p>cs_spfree</text:p>
          </table:table-cell>
          <table:table-cell table:style-name="ce86" office:value-type="float" office:value="55" calcext:value-type="float">
            <text:p>55</text:p>
          </table:table-cell>
          <table:table-cell table:style-name="ce86" office:value-type="string" calcext:value-type="string">
            <text:p>Primary_Util</text:p>
          </table:table-cell>
          <table:table-cell table:number-columns-repeated="2"/>
          <table:table-cell table:formula="of:=INDEX([.$A$1:.$A$64];[.D55])" office:value-type="string" office:string-value="cs_spfree" calcext:value-type="string">
            <text:p>cs_spfree</text:p>
          </table:table-cell>
          <table:table-cell table:formula="of:=INDEX([.$C$1:.$C$64];[.D55])" office:value-type="string" office:string-value="Primary_Util" calcext:value-type="string">
            <text:p>Primary_Util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cs_ndone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string" calcext:value-type="string">
            <text:p>Tertiary_Util</text:p>
          </table:table-cell>
          <table:table-cell table:number-columns-repeated="2"/>
          <table:table-cell table:formula="of:=INDEX([.$A$1:.$A$64];[.D56])" office:value-type="string" office:string-value="cs_ndone" calcext:value-type="string">
            <text:p>cs_ndone</text:p>
          </table:table-cell>
          <table:table-cell table:formula="of:=INDEX([.$C$1:.$C$64];[.D56])" office:value-type="string" office:string-value="Tertiary_Util" calcext:value-type="string">
            <text:p>Tertiary_Util</text:p>
          </table:table-cell>
          <table:table-cell table:number-columns-repeated="6"/>
        </table:table-row>
        <table:table-row table:style-name="ro1">
          <table:table-cell table:style-name="ce80" office:value-type="string" calcext:value-type="string">
            <text:p>cs_free</text:p>
          </table:table-cell>
          <table:table-cell table:style-name="ce86" office:value-type="float" office:value="57" calcext:value-type="float">
            <text:p>57</text:p>
          </table:table-cell>
          <table:table-cell table:style-name="ce86" office:value-type="string" calcext:value-type="string">
            <text:p>Primary_Util</text:p>
          </table:table-cell>
          <table:table-cell table:number-columns-repeated="2"/>
          <table:table-cell table:formula="of:=INDEX([.$A$1:.$A$64];[.D57])" office:value-type="string" office:string-value="cs_free" calcext:value-type="string">
            <text:p>cs_free</text:p>
          </table:table-cell>
          <table:table-cell table:formula="of:=INDEX([.$C$1:.$C$64];[.D57])" office:value-type="string" office:string-value="Primary_Util" calcext:value-type="string">
            <text:p>Primary_Util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cs_idone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string" calcext:value-type="string">
            <text:p>Tertiary_Util</text:p>
          </table:table-cell>
          <table:table-cell table:number-columns-repeated="2"/>
          <table:table-cell table:formula="of:=INDEX([.$A$1:.$A$64];[.D58])" office:value-type="string" office:string-value="cs_idone" calcext:value-type="string">
            <text:p>cs_idone</text:p>
          </table:table-cell>
          <table:table-cell table:formula="of:=INDEX([.$C$1:.$C$64];[.D58])" office:value-type="string" office:string-value="Tertiary_Util" calcext:value-type="string">
            <text:p>Tertiary_Util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cs_dalloc</text:p>
          </table:table-cell>
          <table:table-cell table:style-name="ce71" office:value-type="float" office:value="59" calcext:value-type="float">
            <text:p>59</text:p>
          </table:table-cell>
          <table:table-cell table:style-name="ce71" office:value-type="string" calcext:value-type="string">
            <text:p>Tertiary_Util</text:p>
          </table:table-cell>
          <table:table-cell table:number-columns-repeated="2"/>
          <table:table-cell table:formula="of:=INDEX([.$A$1:.$A$64];[.D59])" office:value-type="string" office:string-value="cs_dalloc" calcext:value-type="string">
            <text:p>cs_dalloc</text:p>
          </table:table-cell>
          <table:table-cell table:formula="of:=INDEX([.$C$1:.$C$64];[.D59])" office:value-type="string" office:string-value="Tertiary_Util" calcext:value-type="string">
            <text:p>Tertiary_Util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cs_ddone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Tertiary_Util</text:p>
          </table:table-cell>
          <table:table-cell table:number-columns-repeated="2"/>
          <table:table-cell table:formula="of:=INDEX([.$A$1:.$A$64];[.D60])" office:value-type="string" office:string-value="cs_ddone" calcext:value-type="string">
            <text:p>cs_ddone</text:p>
          </table:table-cell>
          <table:table-cell table:formula="of:=INDEX([.$C$1:.$C$64];[.D60])" office:value-type="string" office:string-value="Tertiary_Util" calcext:value-type="string">
            <text:p>Tertiary_Util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cs_dfree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string" calcext:value-type="string">
            <text:p>Secondary_Util</text:p>
          </table:table-cell>
          <table:table-cell table:number-columns-repeated="2"/>
          <table:table-cell table:formula="of:=INDEX([.$A$1:.$A$64];[.D61])" office:value-type="string" office:string-value="cs_dfree" calcext:value-type="string">
            <text:p>cs_dfree</text:p>
          </table:table-cell>
          <table:table-cell table:formula="of:=INDEX([.$C$1:.$C$64];[.D61])" office:value-type="string" office:string-value="Secondary_Util" calcext:value-type="string">
            <text:p>Secondary_Util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cs_nfree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string" calcext:value-type="string">
            <text:p>Secondary_Util</text:p>
          </table:table-cell>
          <table:table-cell table:number-columns-repeated="2"/>
          <table:table-cell table:formula="of:=INDEX([.$A$1:.$A$64];[.D62])" office:value-type="string" office:string-value="cs_nfree" calcext:value-type="string">
            <text:p>cs_nfree</text:p>
          </table:table-cell>
          <table:table-cell table:formula="of:=INDEX([.$C$1:.$C$64];[.D62])" office:value-type="string" office:string-value="Secondary_Util" calcext:value-type="string">
            <text:p>Secondary_Util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cs_sfree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string" calcext:value-type="string">
            <text:p>Secondary_Util</text:p>
          </table:table-cell>
          <table:table-cell table:number-columns-repeated="2"/>
          <table:table-cell table:formula="of:=INDEX([.$A$1:.$A$64];[.D63])" office:value-type="string" office:string-value="cs_sfree" calcext:value-type="string">
            <text:p>cs_sfree</text:p>
          </table:table-cell>
          <table:table-cell table:formula="of:=INDEX([.$C$1:.$C$64];[.D63])" office:value-type="string" office:string-value="Secondary_Util" calcext:value-type="string">
            <text:p>Secondary_Util</text:p>
          </table:table-cell>
          <table:table-cell table:number-columns-repeated="6"/>
        </table:table-row>
        <table:table-row table:style-name="ro1">
          <table:table-cell table:style-name="ce80" office:value-type="string" calcext:value-type="string">
            <text:p>cs_realloc</text:p>
          </table:table-cell>
          <table:table-cell table:style-name="ce86" office:value-type="float" office:value="64" calcext:value-type="float">
            <text:p>64</text:p>
          </table:table-cell>
          <table:table-cell table:style-name="ce86" office:value-type="string" calcext:value-type="string">
            <text:p>Primary_Util</text:p>
          </table:table-cell>
          <table:table-cell table:number-columns-repeated="2"/>
          <table:table-cell table:formula="of:=INDEX([.$A$1:.$A$64];[.D64])" office:value-type="string" office:string-value="cs_realloc" calcext:value-type="string">
            <text:p>cs_realloc</text:p>
          </table:table-cell>
          <table:table-cell table:formula="of:=INDEX([.$C$1:.$C$64];[.D64])" office:value-type="string" office:string-value="Primary_Util" calcext:value-type="string">
            <text:p>Primary_Util</text:p>
          </table:table-cell>
          <table:table-cell table:number-columns-repeated="6"/>
        </table:table-row>
      </table:table>
      <table:table table:name="weighted_withZERO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" table:default-cell-style-name="ce66"/>
        <table:table-column table:style-name="co4" table:default-cell-style-name="ce66"/>
        <table:table-column table:style-name="co12" table:default-cell-style-name="ce66"/>
        <table:table-column table:style-name="co11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2" table:default-cell-style-name="ce66"/>
        <table:table-column table:style-name="co4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0" table:default-cell-style-name="ce66"/>
        <table:table-column table:style-name="co23" table:default-cell-style-name="ce66"/>
        <table:table-column table:style-name="co24" table:default-cell-style-name="ce66"/>
        <table:table-column table:style-name="co13" table:default-cell-style-name="ce66"/>
        <table:table-column table:style-name="co10" table:default-cell-style-name="ce66"/>
        <table:table-column table:style-name="co21" table:default-cell-style-name="ce66"/>
        <table:table-column table:style-name="co3" table:default-cell-style-name="ce66"/>
        <table:table-column table:style-name="co25" table:default-cell-style-name="ce66"/>
        <table:table-column table:style-name="co12" table:default-cell-style-name="ce66"/>
        <table:table-column table:style-name="co21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11" table:default-cell-style-name="ce66"/>
        <table:table-column table:style-name="co21" table:number-columns-repeated="2" table:default-cell-style-name="ce66"/>
        <table:table-column table:style-name="co29" table:default-cell-style-name="ce66"/>
        <table:table-column table:style-name="co21" table:default-cell-style-name="ce66"/>
        <table:table-column table:style-name="co23" table:default-cell-style-name="ce66"/>
        <table:table-column table:style-name="co21" table:default-cell-style-name="ce66"/>
        <table:table-column table:style-name="co6" table:default-cell-style-name="ce66"/>
        <table:table-column table:style-name="co30" table:default-cell-style-name="ce66"/>
        <table:table-column table:style-name="co20" table:default-cell-style-name="ce66"/>
        <table:table-column table:style-name="co31" table:default-cell-style-name="ce66"/>
        <table:table-column table:style-name="co32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25" table:default-cell-style-name="ce66"/>
        <table:table-column table:style-name="co4" table:default-cell-style-name="ce66"/>
        <table:table-column table:style-name="co21" table:number-columns-repeated="2" table:default-cell-style-name="ce66"/>
        <table:table-column table:style-name="co36" table:default-cell-style-name="ce66"/>
        <table:table-column table:style-name="co4" table:default-cell-style-name="ce66"/>
        <table:table-column table:style-name="co21" table:number-columns-repeated="3" table:default-cell-style-name="ce66"/>
        <table:table-column table:style-name="co12" table:default-cell-style-name="ce66"/>
        <table:table-column table:style-name="co21" table:number-columns-repeated="958" table:default-cell-style-name="ce66"/>
        <table:table-row table:style-name="ro1">
          <table:table-cell/>
          <table:table-cell office:value-type="string" calcext:value-type="string">
            <text:p>cs_add.c</text:p>
          </table:table-cell>
          <table:table-cell office:value-type="string" calcext:value-type="string">
            <text:p>cs_amd.c</text:p>
          </table:table-cell>
          <table:table-cell office:value-type="string" calcext:value-type="string">
            <text:p>cs_chol.c</text:p>
          </table:table-cell>
          <table:table-cell office:value-type="string" calcext:value-type="string">
            <text:p>cs_cholsol.c</text:p>
          </table:table-cell>
          <table:table-cell office:value-type="string" calcext:value-type="string">
            <text:p>cs_compress.c</text:p>
          </table:table-cell>
          <table:table-cell office:value-type="string" calcext:value-type="string">
            <text:p>cs_counts.c</text:p>
          </table:table-cell>
          <table:table-cell office:value-type="string" calcext:value-type="string">
            <text:p>cs_cumsum.c</text:p>
          </table:table-cell>
          <table:table-cell office:value-type="string" calcext:value-type="string">
            <text:p>cs_dfs.c</text:p>
          </table:table-cell>
          <table:table-cell office:value-type="string" calcext:value-type="string">
            <text:p>cs_dmperm.c</text:p>
          </table:table-cell>
          <table:table-cell office:value-type="string" calcext:value-type="string">
            <text:p>cs_droptol.c</text:p>
          </table:table-cell>
          <table:table-cell office:value-type="string" calcext:value-type="string">
            <text:p>cs_dropzeros.c</text:p>
          </table:table-cell>
          <table:table-cell office:value-type="string" calcext:value-type="string">
            <text:p>cs_dupl.c</text:p>
          </table:table-cell>
          <table:table-cell office:value-type="string" calcext:value-type="string">
            <text:p>cs_entry.c</text:p>
          </table:table-cell>
          <table:table-cell office:value-type="string" calcext:value-type="string">
            <text:p>cs_ereach.c</text:p>
          </table:table-cell>
          <table:table-cell office:value-type="string" calcext:value-type="string">
            <text:p>cs_etree.c</text:p>
          </table:table-cell>
          <table:table-cell office:value-type="string" calcext:value-type="string">
            <text:p>cs_fkeep.c</text:p>
          </table:table-cell>
          <table:table-cell office:value-type="string" calcext:value-type="string">
            <text:p>cs_gaxpy.c</text:p>
          </table:table-cell>
          <table:table-cell office:value-type="string" calcext:value-type="string">
            <text:p>cs_happly.c</text:p>
          </table:table-cell>
          <table:table-cell office:value-type="string" calcext:value-type="string">
            <text:p>cs_house.c</text:p>
          </table:table-cell>
          <table:table-cell office:value-type="string" calcext:value-type="string">
            <text:p>cs_ipvec.c</text:p>
          </table:table-cell>
          <table:table-cell office:value-type="string" calcext:value-type="string">
            <text:p>cs_leaf.c</text:p>
          </table:table-cell>
          <table:table-cell office:value-type="string" calcext:value-type="string">
            <text:p>cs_load.c</text:p>
          </table:table-cell>
          <table:table-cell office:value-type="string" calcext:value-type="string">
            <text:p>cs_lsolve.c</text:p>
          </table:table-cell>
          <table:table-cell office:value-type="string" calcext:value-type="string">
            <text:p>cs_ltsolve.c</text:p>
          </table:table-cell>
          <table:table-cell office:value-type="string" calcext:value-type="string">
            <text:p>cs_lu.c</text:p>
          </table:table-cell>
          <table:table-cell office:value-type="string" calcext:value-type="string">
            <text:p>cs_lusol.c</text:p>
          </table:table-cell>
          <table:table-cell office:value-type="string" calcext:value-type="string">
            <text:p>cs_malloc.c</text:p>
          </table:table-cell>
          <table:table-cell office:value-type="string" calcext:value-type="string">
            <text:p>cs_maxtrans.c</text:p>
          </table:table-cell>
          <table:table-cell office:value-type="string" calcext:value-type="string">
            <text:p>cs_multiply.c</text:p>
          </table:table-cell>
          <table:table-cell office:value-type="string" calcext:value-type="string">
            <text:p>cs_norm.c</text:p>
          </table:table-cell>
          <table:table-cell office:value-type="string" calcext:value-type="string">
            <text:p>cs_permute.c</text:p>
          </table:table-cell>
          <table:table-cell office:value-type="string" calcext:value-type="string">
            <text:p>cs_pinv.c</text:p>
          </table:table-cell>
          <table:table-cell office:value-type="string" calcext:value-type="string">
            <text:p>cs_post.c</text:p>
          </table:table-cell>
          <table:table-cell office:value-type="string" calcext:value-type="string">
            <text:p>cs_print.c</text:p>
          </table:table-cell>
          <table:table-cell office:value-type="string" calcext:value-type="string">
            <text:p>cs_pvec.c</text:p>
          </table:table-cell>
          <table:table-cell office:value-type="string" calcext:value-type="string">
            <text:p>cs_qr.c</text:p>
          </table:table-cell>
          <table:table-cell office:value-type="string" calcext:value-type="string">
            <text:p>cs_qrsol.c</text:p>
          </table:table-cell>
          <table:table-cell office:value-type="string" calcext:value-type="string">
            <text:p>cs_randperm.c</text:p>
          </table:table-cell>
          <table:table-cell office:value-type="string" calcext:value-type="string">
            <text:p>cs_reach.c</text:p>
          </table:table-cell>
          <table:table-cell office:value-type="string" calcext:value-type="string">
            <text:p>cs_scatter.c</text:p>
          </table:table-cell>
          <table:table-cell office:value-type="string" calcext:value-type="string">
            <text:p>cs_scc.c</text:p>
          </table:table-cell>
          <table:table-cell office:value-type="string" calcext:value-type="string">
            <text:p>cs_schol.c</text:p>
          </table:table-cell>
          <table:table-cell office:value-type="string" calcext:value-type="string">
            <text:p>cs_spsolve.c</text:p>
          </table:table-cell>
          <table:table-cell office:value-type="string" calcext:value-type="string">
            <text:p>cs_sqr.c</text:p>
          </table:table-cell>
          <table:table-cell office:value-type="string" calcext:value-type="string">
            <text:p>cs_symperm.c</text:p>
          </table:table-cell>
          <table:table-cell office:value-type="string" calcext:value-type="string">
            <text:p>cs_tdfs.c</text:p>
          </table:table-cell>
          <table:table-cell office:value-type="string" calcext:value-type="string">
            <text:p>cs_transpose.c</text:p>
          </table:table-cell>
          <table:table-cell office:value-type="string" calcext:value-type="string">
            <text:p>cs_updown.c</text:p>
          </table:table-cell>
          <table:table-cell table:style-name="ce70" office:value-type="string" calcext:value-type="string">
            <text:p>cs_usolve.c</text:p>
          </table:table-cell>
          <table:table-cell table:style-name="ce70" office:value-type="string" calcext:value-type="string">
            <text:p>cs_utsolve.c</text:p>
          </table:table-cell>
          <table:table-cell table:style-name="ce70" office:value-type="string" calcext:value-type="string">
            <text:p>cs_calloc</text:p>
          </table:table-cell>
          <table:table-cell table:style-name="ce70" office:value-type="string" calcext:value-type="string">
            <text:p>cs_done</text:p>
          </table:table-cell>
          <table:table-cell table:style-name="ce70" office:value-type="string" calcext:value-type="string">
            <text:p>cs_spalloc</text:p>
          </table:table-cell>
          <table:table-cell table:style-name="ce70" office:value-type="string" calcext:value-type="string">
            <text:p>cs_sprealloc</text:p>
          </table:table-cell>
          <table:table-cell table:style-name="ce70" office:value-type="string" calcext:value-type="string">
            <text:p>cs_spfree</text:p>
          </table:table-cell>
          <table:table-cell table:style-name="ce70" office:value-type="string" calcext:value-type="string">
            <text:p>cs_ndone</text:p>
          </table:table-cell>
          <table:table-cell table:style-name="ce70" office:value-type="string" calcext:value-type="string">
            <text:p>cs_free</text:p>
          </table:table-cell>
          <table:table-cell table:style-name="ce70" office:value-type="string" calcext:value-type="string">
            <text:p>cs_idone</text:p>
          </table:table-cell>
          <table:table-cell table:style-name="ce70" office:value-type="string" calcext:value-type="string">
            <text:p>cs_dalloc</text:p>
          </table:table-cell>
          <table:table-cell table:style-name="ce70" office:value-type="string" calcext:value-type="string">
            <text:p>cs_ddone</text:p>
          </table:table-cell>
          <table:table-cell table:style-name="ce70" office:value-type="string" calcext:value-type="string">
            <text:p>cs_dfree</text:p>
          </table:table-cell>
          <table:table-cell table:style-name="ce70" office:value-type="string" calcext:value-type="string">
            <text:p>cs_nfree</text:p>
          </table:table-cell>
          <table:table-cell table:style-name="ce70" office:value-type="string" calcext:value-type="string">
            <text:p>cs_sfree</text:p>
          </table:table-cell>
          <table:table-cell table:style-name="ce70" office:value-type="string" calcext:value-type="string">
            <text:p>cs_realloc</text:p>
          </table:table-cell>
          <table:table-cell table:style-name="ce74" office:value-type="string" calcext:value-type="string">
            <text:p>out 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add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10" table:style-name="ce70" office:value-type="float" office:value="0" calcext:value-type="float">
            <text:p>0</text:p>
          </table:table-cell>
          <table:table-cell table:style-name="ce75" table:formula="of:=SUM([.B2:.BM2])"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amd.c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4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5" table:formula="of:=SUM([.B3:.BM3])"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chol.c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5" table:formula="of:=SUM([.B4:.BM4])" office:value-type="float" office:value="10" calcext:value-type="float">
            <text:p>10</text:p>
          </table:table-cell>
          <table:table-cell table:number-columns-repeated="957"/>
        </table:table-row>
        <table:table-row table:style-name="ro3">
          <table:table-cell office:value-type="string" calcext:value-type="string">
            <text:p>cs_cholsol.c</text:p>
          </table:table-cell>
          <table:table-cell table:style-name="ce9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5" table:formula="of:=SUM([.B5:.BM5])"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compress.c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1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5" table:formula="of:=SUM([.B6:.BM6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counts.c</text:p>
          </table:table-cell>
          <table:table-cell table:number-columns-repeated="20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9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5" table:formula="of:=SUM([.B7:.BM7])"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cumsum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8:.BM8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fs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9:.BM9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mperm.c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5" table:formula="of:=SUM([.B10:.BM10])" office:value-type="float" office:value="17" calcext:value-type="float">
            <text:p>1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roptol.c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2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11:.BM11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ropzeros.c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2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12:.BM12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upl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5" table:formula="of:=SUM([.B13:.BM13])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entry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" table:style-name="ce70" office:value-type="float" office:value="0" calcext:value-type="float">
            <text:p>0</text:p>
          </table:table-cell>
          <table:table-cell table:style-name="ce75" table:formula="of:=SUM([.B14:.BM14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ereach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15:.BM15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etree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5" table:formula="of:=SUM([.B16:.BM16])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fkeep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" table:style-name="ce70" office:value-type="float" office:value="0" calcext:value-type="float">
            <text:p>0</text:p>
          </table:table-cell>
          <table:table-cell table:style-name="ce75" table:formula="of:=SUM([.B17:.BM17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gaxpy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18:.BM18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happly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19:.BM19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hous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20:.BM20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ipvec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21:.BM21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eaf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22:.BM22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oad.c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5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9" table:style-name="ce70" office:value-type="float" office:value="0" calcext:value-type="float">
            <text:p>0</text:p>
          </table:table-cell>
          <table:table-cell table:style-name="ce75" table:formula="of:=SUM([.B23:.BM23])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solv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24:.BM24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tsolv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25:.BM25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u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5" table:formula="of:=SUM([.B26:.BM26])" office:value-type="float" office:value="16" calcext:value-type="float">
            <text:p>1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usol.c</text:p>
          </table:table-cell>
          <table:table-cell table:number-columns-repeated="19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5" table:formula="of:=SUM([.B27:.BM27])"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malloc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28:.BM28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maxtrans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5" table:formula="of:=SUM([.B29:.BM29])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multiply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10" table:style-name="ce70" office:value-type="float" office:value="0" calcext:value-type="float">
            <text:p>0</text:p>
          </table:table-cell>
          <table:table-cell table:style-name="ce75" table:formula="of:=SUM([.B30:.BM30])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norm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31:.BM31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permut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1" table:style-name="ce70" office:value-type="float" office:value="0" calcext:value-type="float">
            <text:p>0</text:p>
          </table:table-cell>
          <table:table-cell table:style-name="ce75" table:formula="of:=SUM([.B32:.BM32])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pinv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33:.BM33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post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75" table:formula="of:=SUM([.B34:.BM34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print.c</text:p>
          </table:table-cell>
          <table:table-cell table:number-columns-repeated="29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35:.BM35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pvec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36:.BM36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qr.c</text:p>
          </table:table-cell>
          <table:table-cell table:number-columns-repeated="17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5" table:formula="of:=SUM([.B37:.BM37])" office:value-type="float" office:value="12" calcext:value-type="float">
            <text:p>1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qrsol.c</text:p>
          </table:table-cell>
          <table:table-cell table:number-columns-repeated="17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4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5" table:formula="of:=SUM([.B38:.BM38])" office:value-type="float" office:value="19" calcext:value-type="float">
            <text:p>19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randperm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39:.BM39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reach.c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0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40:.BM40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catter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41:.BM41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cc.c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9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75" table:formula="of:=SUM([.B42:.BM42])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chol.c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5" table:formula="of:=SUM([.B43:.BM43])"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psolve.c</text:p>
          </table:table-cell>
          <table:table-cell table:number-columns-repeated="3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9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44:.BM44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qr.c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5" table:formula="of:=SUM([.B45:.BM45])"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ymperm.c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1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1" table:style-name="ce70" office:value-type="float" office:value="0" calcext:value-type="float">
            <text:p>0</text:p>
          </table:table-cell>
          <table:table-cell table:style-name="ce75" table:formula="of:=SUM([.B46:.BM46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tdfs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47:.BM47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transpose.c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1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1" table:style-name="ce70" office:value-type="float" office:value="0" calcext:value-type="float">
            <text:p>0</text:p>
          </table:table-cell>
          <table:table-cell table:style-name="ce75" table:formula="of:=SUM([.B48:.BM48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updown.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5" table:formula="of:=SUM([.B49:.BM49])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usolv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50:.BM50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utsolve.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51:.BM51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callo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52:.BM52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on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5" table:formula="of:=SUM([.B53:.BM53])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pallo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54:.BM54])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preallo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2"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style-name="ce75" table:formula="of:=SUM([.B55:.BM55])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pfre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5" table:formula="of:=SUM([.B56:.BM56])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ndon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5" table:formula="of:=SUM([.B57:.BM57])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fre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58:.BM58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idon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5" table:formula="of:=SUM([.B59:.BM59])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alloc</text:p>
          </table:table-cell>
          <table:table-cell table:number-columns-repeated="26" table:style-name="ce68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1" table:style-name="ce68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5" table:formula="of:=SUM([.B60:.BM60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don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5" table:formula="of:=SUM([.B61:.BM61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fre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5" table:formula="of:=SUM([.B62:.BM62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nfre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5" table:formula="of:=SUM([.B63:.BM63])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free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5" table:formula="of:=SUM([.B64:.BM64])"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realloc</text:p>
          </table:table-cell>
          <table:table-cell table:number-columns-repeated="48" table:style-name="ce68" office:value-type="float" office:value="0" calcext:value-type="float">
            <text:p>0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1" office:value-type="string" calcext:value-type="string">
            <text:p>0</text:p>
          </table:table-cell>
          <table:table-cell table:number-columns-repeated="957"/>
        </table:table-row>
        <table:table-row table:style-name="ro1">
          <table:table-cell table:style-name="ce67"/>
          <table:table-cell table:style-name="ce68" table:number-columns-repeated="48"/>
          <table:table-cell table:style-name="ce71" table:number-columns-repeated="3"/>
          <table:table-cell table:style-name="ce70" table:number-columns-repeated="13"/>
          <table:table-cell table:style-name="ce71"/>
          <table:table-cell table:number-columns-repeated="957"/>
        </table:table-row>
        <table:table-row table:style-name="ro1" table:number-rows-repeated="32">
          <table:table-cell/>
          <table:table-cell table:style-name="ce68" table:number-columns-repeated="48"/>
          <table:table-cell table:style-name="ce71" table:number-columns-repeated="3"/>
          <table:table-cell table:style-name="ce70" table:number-columns-repeated="13"/>
          <table:table-cell table:style-name="ce71"/>
          <table:table-cell table:number-columns-repeated="957"/>
        </table:table-row>
        <table:table-row table:style-name="ro1" table:number-rows-repeated="27">
          <table:table-cell/>
          <table:table-cell table:style-name="ce68" table:number-columns-repeated="51"/>
          <table:table-cell table:number-columns-repeated="13"/>
          <table:table-cell table:style-name="ce68"/>
          <table:table-cell table:number-columns-repeated="957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eighted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" table:default-cell-style-name="ce66"/>
        <table:table-column table:style-name="co4" table:default-cell-style-name="ce66"/>
        <table:table-column table:style-name="co12" table:default-cell-style-name="ce66"/>
        <table:table-column table:style-name="co11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2" table:default-cell-style-name="ce66"/>
        <table:table-column table:style-name="co4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0" table:default-cell-style-name="ce66"/>
        <table:table-column table:style-name="co23" table:default-cell-style-name="ce66"/>
        <table:table-column table:style-name="co24" table:default-cell-style-name="ce66"/>
        <table:table-column table:style-name="co13" table:default-cell-style-name="ce66"/>
        <table:table-column table:style-name="co10" table:default-cell-style-name="ce66"/>
        <table:table-column table:style-name="co21" table:default-cell-style-name="ce66"/>
        <table:table-column table:style-name="co3" table:default-cell-style-name="ce66"/>
        <table:table-column table:style-name="co25" table:default-cell-style-name="ce66"/>
        <table:table-column table:style-name="co12" table:default-cell-style-name="ce66"/>
        <table:table-column table:style-name="co21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11" table:default-cell-style-name="ce66"/>
        <table:table-column table:style-name="co21" table:number-columns-repeated="2" table:default-cell-style-name="ce66"/>
        <table:table-column table:style-name="co29" table:default-cell-style-name="ce66"/>
        <table:table-column table:style-name="co21" table:default-cell-style-name="ce66"/>
        <table:table-column table:style-name="co23" table:default-cell-style-name="ce66"/>
        <table:table-column table:style-name="co21" table:default-cell-style-name="ce66"/>
        <table:table-column table:style-name="co6" table:default-cell-style-name="ce66"/>
        <table:table-column table:style-name="co30" table:default-cell-style-name="ce66"/>
        <table:table-column table:style-name="co20" table:default-cell-style-name="ce66"/>
        <table:table-column table:style-name="co31" table:default-cell-style-name="ce66"/>
        <table:table-column table:style-name="co32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25" table:default-cell-style-name="ce66"/>
        <table:table-column table:style-name="co4" table:default-cell-style-name="ce66"/>
        <table:table-column table:style-name="co21" table:number-columns-repeated="2" table:default-cell-style-name="ce66"/>
        <table:table-column table:style-name="co36" table:default-cell-style-name="ce66"/>
        <table:table-column table:style-name="co4" table:default-cell-style-name="ce66"/>
        <table:table-column table:style-name="co21" table:number-columns-repeated="3" table:default-cell-style-name="ce66"/>
        <table:table-column table:style-name="co12" table:default-cell-style-name="ce66"/>
        <table:table-column table:style-name="co21" table:number-columns-repeated="958" table:default-cell-style-name="ce66"/>
        <table:table-row table:style-name="ro1">
          <table:table-cell/>
          <table:table-cell office:value-type="string" calcext:value-type="string">
            <text:p>cs_add.c</text:p>
          </table:table-cell>
          <table:table-cell office:value-type="string" calcext:value-type="string">
            <text:p>cs_amd.c</text:p>
          </table:table-cell>
          <table:table-cell office:value-type="string" calcext:value-type="string">
            <text:p>cs_chol.c</text:p>
          </table:table-cell>
          <table:table-cell office:value-type="string" calcext:value-type="string">
            <text:p>cs_cholsol.c</text:p>
          </table:table-cell>
          <table:table-cell office:value-type="string" calcext:value-type="string">
            <text:p>cs_compress.c</text:p>
          </table:table-cell>
          <table:table-cell office:value-type="string" calcext:value-type="string">
            <text:p>cs_counts.c</text:p>
          </table:table-cell>
          <table:table-cell office:value-type="string" calcext:value-type="string">
            <text:p>cs_cumsum.c</text:p>
          </table:table-cell>
          <table:table-cell office:value-type="string" calcext:value-type="string">
            <text:p>cs_dfs.c</text:p>
          </table:table-cell>
          <table:table-cell office:value-type="string" calcext:value-type="string">
            <text:p>cs_dmperm.c</text:p>
          </table:table-cell>
          <table:table-cell office:value-type="string" calcext:value-type="string">
            <text:p>cs_droptol.c</text:p>
          </table:table-cell>
          <table:table-cell office:value-type="string" calcext:value-type="string">
            <text:p>cs_dropzeros.c</text:p>
          </table:table-cell>
          <table:table-cell office:value-type="string" calcext:value-type="string">
            <text:p>cs_dupl.c</text:p>
          </table:table-cell>
          <table:table-cell office:value-type="string" calcext:value-type="string">
            <text:p>cs_entry.c</text:p>
          </table:table-cell>
          <table:table-cell office:value-type="string" calcext:value-type="string">
            <text:p>cs_ereach.c</text:p>
          </table:table-cell>
          <table:table-cell office:value-type="string" calcext:value-type="string">
            <text:p>cs_etree.c</text:p>
          </table:table-cell>
          <table:table-cell office:value-type="string" calcext:value-type="string">
            <text:p>cs_fkeep.c</text:p>
          </table:table-cell>
          <table:table-cell office:value-type="string" calcext:value-type="string">
            <text:p>cs_gaxpy.c</text:p>
          </table:table-cell>
          <table:table-cell office:value-type="string" calcext:value-type="string">
            <text:p>cs_happly.c</text:p>
          </table:table-cell>
          <table:table-cell office:value-type="string" calcext:value-type="string">
            <text:p>cs_house.c</text:p>
          </table:table-cell>
          <table:table-cell office:value-type="string" calcext:value-type="string">
            <text:p>cs_ipvec.c</text:p>
          </table:table-cell>
          <table:table-cell office:value-type="string" calcext:value-type="string">
            <text:p>cs_leaf.c</text:p>
          </table:table-cell>
          <table:table-cell office:value-type="string" calcext:value-type="string">
            <text:p>cs_load.c</text:p>
          </table:table-cell>
          <table:table-cell office:value-type="string" calcext:value-type="string">
            <text:p>cs_lsolve.c</text:p>
          </table:table-cell>
          <table:table-cell office:value-type="string" calcext:value-type="string">
            <text:p>cs_ltsolve.c</text:p>
          </table:table-cell>
          <table:table-cell office:value-type="string" calcext:value-type="string">
            <text:p>cs_lu.c</text:p>
          </table:table-cell>
          <table:table-cell office:value-type="string" calcext:value-type="string">
            <text:p>cs_lusol.c</text:p>
          </table:table-cell>
          <table:table-cell office:value-type="string" calcext:value-type="string">
            <text:p>cs_malloc.c</text:p>
          </table:table-cell>
          <table:table-cell office:value-type="string" calcext:value-type="string">
            <text:p>cs_maxtrans.c</text:p>
          </table:table-cell>
          <table:table-cell office:value-type="string" calcext:value-type="string">
            <text:p>cs_multiply.c</text:p>
          </table:table-cell>
          <table:table-cell office:value-type="string" calcext:value-type="string">
            <text:p>cs_norm.c</text:p>
          </table:table-cell>
          <table:table-cell office:value-type="string" calcext:value-type="string">
            <text:p>cs_permute.c</text:p>
          </table:table-cell>
          <table:table-cell office:value-type="string" calcext:value-type="string">
            <text:p>cs_pinv.c</text:p>
          </table:table-cell>
          <table:table-cell office:value-type="string" calcext:value-type="string">
            <text:p>cs_post.c</text:p>
          </table:table-cell>
          <table:table-cell office:value-type="string" calcext:value-type="string">
            <text:p>cs_print.c</text:p>
          </table:table-cell>
          <table:table-cell office:value-type="string" calcext:value-type="string">
            <text:p>cs_pvec.c</text:p>
          </table:table-cell>
          <table:table-cell office:value-type="string" calcext:value-type="string">
            <text:p>cs_qr.c</text:p>
          </table:table-cell>
          <table:table-cell office:value-type="string" calcext:value-type="string">
            <text:p>cs_qrsol.c</text:p>
          </table:table-cell>
          <table:table-cell office:value-type="string" calcext:value-type="string">
            <text:p>cs_randperm.c</text:p>
          </table:table-cell>
          <table:table-cell office:value-type="string" calcext:value-type="string">
            <text:p>cs_reach.c</text:p>
          </table:table-cell>
          <table:table-cell office:value-type="string" calcext:value-type="string">
            <text:p>cs_scatter.c</text:p>
          </table:table-cell>
          <table:table-cell office:value-type="string" calcext:value-type="string">
            <text:p>cs_scc.c</text:p>
          </table:table-cell>
          <table:table-cell office:value-type="string" calcext:value-type="string">
            <text:p>cs_schol.c</text:p>
          </table:table-cell>
          <table:table-cell office:value-type="string" calcext:value-type="string">
            <text:p>cs_spsolve.c</text:p>
          </table:table-cell>
          <table:table-cell office:value-type="string" calcext:value-type="string">
            <text:p>cs_sqr.c</text:p>
          </table:table-cell>
          <table:table-cell office:value-type="string" calcext:value-type="string">
            <text:p>cs_symperm.c</text:p>
          </table:table-cell>
          <table:table-cell office:value-type="string" calcext:value-type="string">
            <text:p>cs_tdfs.c</text:p>
          </table:table-cell>
          <table:table-cell office:value-type="string" calcext:value-type="string">
            <text:p>cs_transpose.c</text:p>
          </table:table-cell>
          <table:table-cell office:value-type="string" calcext:value-type="string">
            <text:p>cs_updown.c</text:p>
          </table:table-cell>
          <table:table-cell table:style-name="ce70" office:value-type="string" calcext:value-type="string">
            <text:p>cs_usolve.c</text:p>
          </table:table-cell>
          <table:table-cell table:style-name="ce70" office:value-type="string" calcext:value-type="string">
            <text:p>cs_utsolve.c</text:p>
          </table:table-cell>
          <table:table-cell table:style-name="ce70" office:value-type="string" calcext:value-type="string">
            <text:p>cs_calloc</text:p>
          </table:table-cell>
          <table:table-cell table:style-name="ce70" office:value-type="string" calcext:value-type="string">
            <text:p>cs_done</text:p>
          </table:table-cell>
          <table:table-cell table:style-name="ce70" office:value-type="string" calcext:value-type="string">
            <text:p>cs_spalloc</text:p>
          </table:table-cell>
          <table:table-cell table:style-name="ce70" office:value-type="string" calcext:value-type="string">
            <text:p>cs_sprealloc</text:p>
          </table:table-cell>
          <table:table-cell table:style-name="ce70" office:value-type="string" calcext:value-type="string">
            <text:p>cs_spfree</text:p>
          </table:table-cell>
          <table:table-cell table:style-name="ce70" office:value-type="string" calcext:value-type="string">
            <text:p>cs_ndone</text:p>
          </table:table-cell>
          <table:table-cell table:style-name="ce70" office:value-type="string" calcext:value-type="string">
            <text:p>cs_free</text:p>
          </table:table-cell>
          <table:table-cell table:style-name="ce70" office:value-type="string" calcext:value-type="string">
            <text:p>cs_idone</text:p>
          </table:table-cell>
          <table:table-cell table:style-name="ce70" office:value-type="string" calcext:value-type="string">
            <text:p>cs_dalloc</text:p>
          </table:table-cell>
          <table:table-cell table:style-name="ce70" office:value-type="string" calcext:value-type="string">
            <text:p>cs_ddone</text:p>
          </table:table-cell>
          <table:table-cell table:style-name="ce70" office:value-type="string" calcext:value-type="string">
            <text:p>cs_dfree</text:p>
          </table:table-cell>
          <table:table-cell table:style-name="ce70" office:value-type="string" calcext:value-type="string">
            <text:p>cs_nfree</text:p>
          </table:table-cell>
          <table:table-cell table:style-name="ce70" office:value-type="string" calcext:value-type="string">
            <text:p>cs_sfree</text:p>
          </table:table-cell>
          <table:table-cell table:style-name="ce70" office:value-type="string" calcext:value-type="string">
            <text:p>cs_realloc</text:p>
          </table:table-cell>
          <table:table-cell table:style-name="ce74" office:value-type="string" calcext:value-type="string">
            <text:p>out 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add.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10" table:style-name="ce70" office:value-type="string" calcext:value-type="string">
            <text:p><text:s/></text:p>
          </table:table-cell>
          <table:table-cell table:style-name="ce75" table:formula="of:=SUM([.B2:.BM2])"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amd.c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4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"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2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" table:style-name="ce70" office:value-type="string" calcext:value-type="string">
            <text:p><text:s/></text:p>
          </table:table-cell>
          <table:table-cell table:style-name="ce75" table:formula="of:=SUM([.B3:.BM3])"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chol.c</text:p>
          </table:table-cell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7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string" calcext:value-type="string">
            <text:p><text:s/>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75" table:formula="of:=SUM([.B4:.BM4])" office:value-type="float" office:value="10" calcext:value-type="float">
            <text:p>10</text:p>
          </table:table-cell>
          <table:table-cell table:number-columns-repeated="957"/>
        </table:table-row>
        <table:table-row table:style-name="ro3">
          <table:table-cell office:value-type="string" calcext:value-type="string">
            <text:p>cs_cholsol.c</text:p>
          </table:table-cell>
          <table:table-cell table:style-name="ce95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7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string" calcext:value-type="string">
            <text:p><text:s/>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5" table:formula="of:=SUM([.B5:.BM5])"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compress.c</text:p>
          </table:table-cell>
          <table:table-cell table:number-columns-repeated="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1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string" calcext:value-type="string">
            <text:p><text:s/>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6" table:style-name="ce70" office:value-type="string" calcext:value-type="string">
            <text:p><text:s/></text:p>
          </table:table-cell>
          <table:table-cell table:style-name="ce75" table:formula="of:=SUM([.B6:.BM6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counts.c</text:p>
          </table:table-cell>
          <table:table-cell table:number-columns-repeated="20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9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6"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" table:style-name="ce70" office:value-type="string" calcext:value-type="string">
            <text:p><text:s/></text:p>
          </table:table-cell>
          <table:table-cell table:style-name="ce75" table:formula="of:=SUM([.B7:.BM7])"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cumsum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8:.BM8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fs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9:.BM9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mperm.c</text:p>
          </table:table-cell>
          <table:table-cell table:number-columns-repeated="15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1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3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string" calcext:value-type="string">
            <text:p><text:s/></text:p>
          </table:table-cell>
          <table:table-cell table:style-name="ce75" table:formula="of:=SUM([.B10:.BM10])" office:value-type="float" office:value="17" calcext:value-type="float">
            <text:p>1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roptol.c</text:p>
          </table:table-cell>
          <table:table-cell table:number-columns-repeated="15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2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11:.BM11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ropzeros.c</text:p>
          </table:table-cell>
          <table:table-cell table:number-columns-repeated="15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2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12:.BM12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upl.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2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string" calcext:value-type="string">
            <text:p><text:s/></text:p>
          </table:table-cell>
          <table:table-cell table:style-name="ce75" table:formula="of:=SUM([.B13:.BM13])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entry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2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" table:style-name="ce70" office:value-type="string" calcext:value-type="string">
            <text:p><text:s/></text:p>
          </table:table-cell>
          <table:table-cell table:style-name="ce75" table:formula="of:=SUM([.B14:.BM14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ereach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15:.BM15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etree.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1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6"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" table:style-name="ce70" office:value-type="string" calcext:value-type="string">
            <text:p><text:s/></text:p>
          </table:table-cell>
          <table:table-cell table:style-name="ce75" table:formula="of:=SUM([.B16:.BM16])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fkeep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2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" table:style-name="ce70" office:value-type="string" calcext:value-type="string">
            <text:p><text:s/></text:p>
          </table:table-cell>
          <table:table-cell table:style-name="ce75" table:formula="of:=SUM([.B17:.BM17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gaxpy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18:.BM18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happly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19:.BM19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house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20:.BM20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ipvec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21:.BM21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eaf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22:.BM22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oad.c</text:p>
          </table:table-cell>
          <table:table-cell table:number-columns-repeated="12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5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9" table:style-name="ce70" office:value-type="string" calcext:value-type="string">
            <text:p><text:s/></text:p>
          </table:table-cell>
          <table:table-cell table:style-name="ce75" table:formula="of:=SUM([.B23:.BM23])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solve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24:.BM24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tsolve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25:.BM25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u.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5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<text:s/>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75" table:formula="of:=SUM([.B26:.BM26])" office:value-type="float" office:value="16" calcext:value-type="float">
            <text:p>1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lusol.c</text:p>
          </table:table-cell>
          <table:table-cell table:number-columns-repeated="19"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string" calcext:value-type="string">
            <text:p><text:s/>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5" table:formula="of:=SUM([.B27:.BM27])"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malloc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28:.BM28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maxtrans.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6" table:style-name="ce70" office:value-type="string" calcext:value-type="string">
            <text:p><text:s/></text:p>
          </table:table-cell>
          <table:table-cell table:style-name="ce75" table:formula="of:=SUM([.B29:.BM29])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multiply.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10" table:style-name="ce70" office:value-type="string" calcext:value-type="string">
            <text:p><text:s/></text:p>
          </table:table-cell>
          <table:table-cell table:style-name="ce75" table:formula="of:=SUM([.B30:.BM30])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norm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31:.BM31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permute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1" table:style-name="ce70" office:value-type="string" calcext:value-type="string">
            <text:p><text:s/></text:p>
          </table:table-cell>
          <table:table-cell table:style-name="ce75" table:formula="of:=SUM([.B32:.BM32])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pinv.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33:.BM33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post.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8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6"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6" table:style-name="ce70" office:value-type="string" calcext:value-type="string">
            <text:p><text:s/></text:p>
          </table:table-cell>
          <table:table-cell table:style-name="ce75" table:formula="of:=SUM([.B34:.BM34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print.c</text:p>
          </table:table-cell>
          <table:table-cell table:number-columns-repeated="29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35:.BM35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pvec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36:.BM36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qr.c</text:p>
          </table:table-cell>
          <table:table-cell table:number-columns-repeated="17" table:style-name="ce68" office:value-type="string" calcext:value-type="string">
            <text:p><text:s/>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7" table:style-name="ce68" office:value-type="string" calcext:value-type="string">
            <text:p><text:s/>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2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string" calcext:value-type="string">
            <text:p><text:s/>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75" table:formula="of:=SUM([.B37:.BM37])" office:value-type="float" office:value="12" calcext:value-type="float">
            <text:p>1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qrsol.c</text:p>
          </table:table-cell>
          <table:table-cell table:number-columns-repeated="17"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6" table:style-name="ce68" office:value-type="string" calcext:value-type="string">
            <text:p><text:s/>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7" table:style-name="ce68" office:value-type="string" calcext:value-type="string">
            <text:p><text:s/>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number-columns-repeated="7"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3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string" calcext:value-type="string">
            <text:p><text:s/>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5" table:formula="of:=SUM([.B38:.BM38])" office:value-type="float" office:value="19" calcext:value-type="float">
            <text:p>19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randperm.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39:.BM39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reach.c</text:p>
          </table:table-cell>
          <table:table-cell table:number-columns-repeated="7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0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40:.BM40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catter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41:.BM41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cc.c</text:p>
          </table:table-cell>
          <table:table-cell table:number-columns-repeated="7" table:style-name="ce68" office:value-type="string" calcext:value-type="string">
            <text:p><text:s/>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8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9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7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4" table:style-name="ce70" office:value-type="string" calcext:value-type="string">
            <text:p><text:s/></text:p>
          </table:table-cell>
          <table:table-cell table:style-name="ce75" table:formula="of:=SUM([.B42:.BM42])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chol.c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7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1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string" calcext:value-type="string">
            <text:p><text:s/>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11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<text:s/></text:p>
          </table:table-cell>
          <table:table-cell table:style-name="ce75" table:formula="of:=SUM([.B43:.BM43])"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psolve.c</text:p>
          </table:table-cell>
          <table:table-cell table:number-columns-repeated="38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9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44:.BM44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qr.c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1" table:style-name="ce68" office:value-type="string" calcext:value-type="string">
            <text:p><text:s/>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5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<text:s/></text:p>
          </table:table-cell>
          <table:table-cell table:style-name="ce75" table:formula="of:=SUM([.B45:.BM45])"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ymperm.c</text:p>
          </table:table-cell>
          <table:table-cell table:number-columns-repeated="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1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1" table:style-name="ce70" office:value-type="string" calcext:value-type="string">
            <text:p><text:s/></text:p>
          </table:table-cell>
          <table:table-cell table:style-name="ce75" table:formula="of:=SUM([.B46:.BM46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tdfs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47:.BM47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transpose.c</text:p>
          </table:table-cell>
          <table:table-cell table:number-columns-repeated="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1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1" table:style-name="ce70" office:value-type="string" calcext:value-type="string">
            <text:p><text:s/></text:p>
          </table:table-cell>
          <table:table-cell table:style-name="ce75" table:formula="of:=SUM([.B48:.BM48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updown.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1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string" calcext:value-type="string">
            <text:p><text:s/></text:p>
          </table:table-cell>
          <table:table-cell table:style-name="ce75" table:formula="of:=SUM([.B49:.BM49])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usolve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50:.BM50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utsolve.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51:.BM51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callo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52:.BM52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one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0" office:value-type="string" calcext:value-type="string">
            <text:p><text:s/></text:p>
          </table:table-cell>
          <table:table-cell table:style-name="ce75" table:formula="of:=SUM([.B53:.BM53])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pallo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1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54:.BM54])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preallo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2" table:style-name="ce70" office:value-type="string" calcext:value-type="string">
            <text:p><text:s/></text:p>
          </table:table-cell>
          <table:table-cell table:style-name="ce70" office:value-type="float" office:value="3" calcext:value-type="float">
            <text:p>3</text:p>
          </table:table-cell>
          <table:table-cell table:style-name="ce75" table:formula="of:=SUM([.B55:.BM55])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pfree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7" table:style-name="ce70" office:value-type="string" calcext:value-type="string">
            <text:p><text:s/></text:p>
          </table:table-cell>
          <table:table-cell table:style-name="ce75" table:formula="of:=SUM([.B56:.BM56])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ndone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0" office:value-type="string" calcext:value-type="string">
            <text:p><text:s/></text:p>
          </table:table-cell>
          <table:table-cell table:style-name="ce75" table:formula="of:=SUM([.B57:.BM57])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free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58:.BM58])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idone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7" table:style-name="ce70" office:value-type="string" calcext:value-type="string">
            <text:p><text:s/></text:p>
          </table:table-cell>
          <table:table-cell table:style-name="ce75" table:formula="of:=SUM([.B59:.BM59])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alloc</text:p>
          </table:table-cell>
          <table:table-cell table:number-columns-repeated="26" table:style-name="ce68" office:value-type="string" calcext:value-type="string">
            <text:p><text:s/>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1" table:style-name="ce68" office:value-type="string" calcext:value-type="string">
            <text:p><text:s/></text:p>
          </table:table-cell>
          <table:table-cell table:number-columns-repeated="2" table:style-name="ce71" office:value-type="string" calcext:value-type="string">
            <text:p><text:s/>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5" table:formula="of:=SUM([.B60:.BM60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done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7" table:style-name="ce70" office:value-type="string" calcext:value-type="string">
            <text:p><text:s/></text:p>
          </table:table-cell>
          <table:table-cell table:style-name="ce75" table:formula="of:=SUM([.B61:.BM61])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dfree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7" table:style-name="ce70" office:value-type="string" calcext:value-type="string">
            <text:p><text:s/></text:p>
          </table:table-cell>
          <table:table-cell table:style-name="ce75" table:formula="of:=SUM([.B62:.BM62])" office:value-type="float" office:value="5" calcext:value-type="float">
            <text:p>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nfree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7" table:style-name="ce70" office:value-type="string" calcext:value-type="string">
            <text:p><text:s/></text:p>
          </table:table-cell>
          <table:table-cell table:style-name="ce75" table:formula="of:=SUM([.B63:.BM63])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sfree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5" table:style-name="ce70" office:value-type="string" calcext:value-type="string">
            <text:p><text:s/>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7" table:style-name="ce70" office:value-type="string" calcext:value-type="string">
            <text:p><text:s/></text:p>
          </table:table-cell>
          <table:table-cell table:style-name="ce75" table:formula="of:=SUM([.B64:.BM64])"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s_realloc</text:p>
          </table:table-cell>
          <table:table-cell table:number-columns-repeated="48" table:style-name="ce68" office:value-type="string" calcext:value-type="string">
            <text:p><text:s/></text:p>
          </table:table-cell>
          <table:table-cell table:number-columns-repeated="3" table:style-name="ce71" office:value-type="string" calcext:value-type="string">
            <text:p><text:s/></text:p>
          </table:table-cell>
          <table:table-cell table:number-columns-repeated="13" table:style-name="ce70" office:value-type="string" calcext:value-type="string">
            <text:p><text:s/></text:p>
          </table:table-cell>
          <table:table-cell table:style-name="ce71"/>
          <table:table-cell table:number-columns-repeated="957"/>
        </table:table-row>
        <table:table-row table:style-name="ro1">
          <table:table-cell table:style-name="ce67"/>
          <table:table-cell table:style-name="ce68" table:number-columns-repeated="48"/>
          <table:table-cell table:style-name="ce71" table:number-columns-repeated="3"/>
          <table:table-cell table:style-name="ce70" table:number-columns-repeated="13"/>
          <table:table-cell table:style-name="ce71"/>
          <table:table-cell table:number-columns-repeated="957"/>
        </table:table-row>
        <table:table-row table:style-name="ro1" table:number-rows-repeated="32">
          <table:table-cell/>
          <table:table-cell table:style-name="ce68" table:number-columns-repeated="48"/>
          <table:table-cell table:style-name="ce71" table:number-columns-repeated="3"/>
          <table:table-cell table:style-name="ce70" table:number-columns-repeated="13"/>
          <table:table-cell table:style-name="ce71"/>
          <table:table-cell table:number-columns-repeated="957"/>
        </table:table-row>
        <table:table-row table:style-name="ro1" table:number-rows-repeated="27">
          <table:table-cell/>
          <table:table-cell table:style-name="ce68" table:number-columns-repeated="51"/>
          <table:table-cell table:number-columns-repeated="13"/>
          <table:table-cell table:style-name="ce68"/>
          <table:table-cell table:number-columns-repeated="957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11" table:style-name="ta1">
        <office:forms form:automatic-focus="false" form:apply-design-mode="false"/>
        <table:table-column table:style-name="co43" table:default-cell-style-name="ce34"/>
        <table:table-column table:style-name="co44" table:default-cell-style-name="ce34"/>
        <table:table-column table:style-name="co21" table:default-cell-style-name="ce34"/>
        <table:table-column table:style-name="co15" table:default-cell-style-name="ce34"/>
        <table:table-column table:style-name="co45" table:default-cell-style-name="ce34"/>
        <table:table-column table:style-name="co46" table:default-cell-style-name="ce34"/>
        <table:table-column table:style-name="co21" table:number-columns-repeated="2" table:default-cell-style-name="ce34"/>
        <table:table-column table:style-name="co47" table:default-cell-style-name="ce34"/>
        <table:table-column table:style-name="co48" table:default-cell-style-name="ce34"/>
        <table:table-column table:style-name="co21" table:number-columns-repeated="2" table:default-cell-style-name="ce34"/>
        <table:table-column table:style-name="co47" table:default-cell-style-name="ce34"/>
        <table:table-column table:style-name="co44" table:default-cell-style-name="ce34"/>
        <table:table-column table:style-name="co21" table:number-columns-repeated="2" table:default-cell-style-name="ce34"/>
        <table:table-column table:style-name="co49" table:default-cell-style-name="ce39"/>
        <table:table-column table:style-name="co48" table:default-cell-style-name="Default"/>
        <table:table-column table:style-name="co21" table:number-columns-repeated="2" table:default-cell-style-name="Default"/>
        <table:table-column table:style-name="co50" table:default-cell-style-name="Default"/>
        <table:table-row table:style-name="ro4">
          <table:table-cell table:style-name="Default" table:number-columns-repeated="5"/>
          <table:table-cell table:style-name="ce36" office:value-type="string" calcext:value-type="string">
            <text:p>Authority</text:p>
          </table:table-cell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Default" table:number-columns-repeated="16"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s_sfree</text:p>
          </table:table-cell>
          <table:table-cell office:value-type="string" calcext:value-type="string">
            <text:p>Secondary_Util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s_free</text:p>
          </table:table-cell>
          <table:table-cell office:value-type="string" calcext:value-type="string">
            <text:p>Primary_Util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cs_calloc</text:p>
          </table:table-cell>
          <table:table-cell office:value-type="string" calcext:value-type="string">
            <text:p>Primary_Util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s_malloc.c</text:p>
          </table:table-cell>
          <table:table-cell office:value-type="string" calcext:value-type="string">
            <text:p>Primary_Util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s_done</text:p>
          </table:table-cell>
          <table:table-cell office:value-type="string" calcext:value-type="string">
            <text:p>Tertiary_Uti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s_sprealloc</text:p>
          </table:table-cell>
          <table:table-cell office:value-type="string" calcext:value-type="string">
            <text:p>Primary_Util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s_spalloc</text:p>
          </table:table-cell>
          <table:table-cell office:value-type="string" calcext:value-type="string">
            <text:p>Primary_Util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s_idone</text:p>
          </table:table-cell>
          <table:table-cell office:value-type="string" calcext:value-type="string">
            <text:p>Tertiary_Util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cs_transpose.c</text:p>
          </table:table-cell>
          <table:table-cell table:style-name="ce38" office:value-type="string" calcext:value-type="string">
            <text:p>Primary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s_spfree</text:p>
          </table:table-cell>
          <table:table-cell office:value-type="string" calcext:value-type="string">
            <text:p>Primary_Util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s_nfree</text:p>
          </table:table-cell>
          <table:table-cell office:value-type="string" calcext:value-type="string">
            <text:p>Secondary_Uti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s_ipvec.c</text:p>
          </table:table-cell>
          <table:table-cell table:style-name="ce38" office:value-type="string" calcext:value-type="string">
            <text:p>Secondary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_etree.c</text:p>
          </table:table-cell>
          <table:table-cell office:value-type="string" calcext:value-type="string">
            <text:p>Tertiar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s_counts.c</text:p>
          </table:table-cell>
          <table:table-cell office:value-type="string" calcext:value-type="string">
            <text:p>Tertiar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s_amd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s_cumsum.c</text:p>
          </table:table-cell>
          <table:table-cell office:value-type="string" calcext:value-type="string">
            <text:p>Tertiary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s_symperm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s_ndone</text:p>
          </table:table-cell>
          <table:table-cell table:style-name="ce38" office:value-type="string" calcext:value-type="string">
            <text:p>Tertiary_Uti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cs_post.c</text:p>
          </table:table-cell>
          <table:table-cell office:value-type="string" calcext:value-type="string">
            <text:p>Terti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s_scatter.c</text:p>
          </table:table-cell>
          <table:table-cell office:value-type="string" calcext:value-type="string">
            <text:p>Tertiary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s_happly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s_pvec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cs_usolve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s_sqr.c</text:p>
          </table:table-cell>
          <table:table-cell office:value-type="string" calcext:value-type="string">
            <text:p>Secondary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s_tdfs.c</text:p>
          </table:table-cell>
          <table:table-cell office:value-type="string" calcext:value-type="string">
            <text:p>Tertiar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s_fkeep.c</text:p>
          </table:table-cell>
          <table:table-cell office:value-type="string" calcext:value-type="string">
            <text:p>Tertiar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s_permute.c</text:p>
          </table:table-cell>
          <table:table-cell table:style-name="ce38" office:value-type="string" calcext:value-type="string">
            <text:p>Secondar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s_pinv.c</text:p>
          </table:table-cell>
          <table:table-cell table:style-name="ce38" office:value-type="string" calcext:value-type="string">
            <text:p>Secondary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s_ddone</text:p>
          </table:table-cell>
          <table:table-cell office:value-type="string" calcext:value-type="string">
            <text:p>Tertiary_Util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cs_dalloc</text:p>
          </table:table-cell>
          <table:table-cell office:value-type="string" calcext:value-type="string">
            <text:p>Tertiary_Uti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s_utsolve.c</text:p>
          </table:table-cell>
          <table:table-cell table:style-name="ce38" office:value-type="string" calcext:value-type="string">
            <text:p>Secondar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s_qr.c</text:p>
          </table:table-cell>
          <table:table-cell table:style-name="ce38" office:value-type="string" calcext:value-type="string">
            <text:p>Secondary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s_ltsolve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s_chol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s_lu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s_lsolve.c</text:p>
          </table:table-cell>
          <table:table-cell office:value-type="string" calcext:value-type="string">
            <text:p>Secondary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 table:number-rows-repeated="3">
          <table:table-cell table:style-name="Default" table:number-columns-repeated="17"/>
          <table:table-cell table:number-columns-repeated="4"/>
        </table:table-row>
        <table:table-row table:style-name="ro4">
          <table:table-cell table:style-name="Default" table:number-columns-repeated="5"/>
          <table:table-cell table:style-name="ce36" office:value-type="string" calcext:value-type="string">
            <text:p>Hub</text:p>
          </table:table-cell>
          <table:table-cell table:style-name="Default" table:number-columns-repeated="11"/>
          <table:table-cell table:number-columns-repeated="3"/>
          <table:table-cell table:style-name="ce89" office:value-type="string" calcext:value-type="string">
            <text:p>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s_maxtrans.c</text:p>
          </table:table-cell>
          <table:table-cell office:value-type="string" calcext:value-type="string">
            <text:p>Tertiary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s_sqr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cs_schol.c</text:p>
          </table:table-cell>
          <table:table-cell office:value-type="string" calcext:value-type="string">
            <text:p>Secondary</text:p>
          </table:table-cell>
          <table:table-cell table:number-columns-repeated="4"/>
          <table:table-cell table:style-name="ce34" table:number-columns-repeated="4"/>
          <table:table-cell table:style-name="ce89"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s_lusol.c</text:p>
          </table:table-cell>
          <table:table-cell office:value-type="string" calcext:value-type="string">
            <text:p>Primary</text:p>
          </table:table-cell>
          <table:table-cell table:number-columns-repeated="12"/>
          <table:table-cell table:style-name="ce34" table:number-columns-repeated="4"/>
          <table:table-cell table:style-name="ce89" office:value-type="float" office:value="0.65" calcext:value-type="float">
            <text:p>0.6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s_qr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s_multiply.c</text:p>
          </table:table-cell>
          <table:table-cell office:value-type="string" calcext:value-type="string">
            <text:p>Prim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s_add.c</text:p>
          </table:table-cell>
          <table:table-cell office:value-type="string" calcext:value-type="string">
            <text:p>Primary</text:p>
          </table:table-cell>
          <table:table-cell table:number-columns-repeated="4"/>
          <table:table-cell table:style-name="ce34" table:number-columns-repeated="4"/>
          <table:table-cell table:style-name="ce89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_chol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s_lu.c</text:p>
          </table:table-cell>
          <table:table-cell office:value-type="string" calcext:value-type="string">
            <text:p>Secondary</text:p>
          </table:table-cell>
          <table:table-cell table:number-columns-repeated="8"/>
          <table:table-cell table:style-name="ce34" table:number-columns-repeated="4"/>
          <table:table-cell table:style-name="ce89" office:value-type="float" office:value="0.55" calcext:value-type="float">
            <text:p>0.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s_dmperm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s_dupl.c</text:p>
          </table:table-cell>
          <table:table-cell office:value-type="string" calcext:value-type="string">
            <text:p>Primar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s_amd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s_cholsol.c</text:p>
          </table:table-cell>
          <table:table-cell office:value-type="string" calcext:value-type="string">
            <text:p>Primary</text:p>
          </table:table-cell>
          <table:table-cell table:style-name="ce34"/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cs_qrsol.c</text:p>
          </table:table-cell>
          <table:table-cell table:style-name="ce34" office:value-type="string" calcext:value-type="string">
            <text:p>Primary</text:p>
          </table:table-cell>
          <table:table-cell table:style-name="ce89"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s_symperm.c</text:p>
          </table:table-cell>
          <table:table-cell table:style-name="ce38" office:value-type="string" calcext:value-type="string">
            <text:p>Second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s_compress.c</text:p>
          </table:table-cell>
          <table:table-cell table:style-name="ce38" office:value-type="string" calcext:value-type="string">
            <text:p>Primary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cs_dalloc</text:p>
          </table:table-cell>
          <table:table-cell office:value-type="string" calcext:value-type="string">
            <text:p>Tertiary_Util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s_spalloc</text:p>
          </table:table-cell>
          <table:table-cell office:value-type="string" calcext:value-type="string">
            <text:p>Primary_Util</text:p>
          </table:table-cell>
          <table:table-cell table:style-name="ce34" table:number-columns-repeated="4"/>
          <table:table-cell table:style-name="ce89" office:value-type="float" office:value="0.45" calcext:value-type="float">
            <text:p>0.4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s_post.c</text:p>
          </table:table-cell>
          <table:table-cell office:value-type="string" calcext:value-type="string">
            <text:p>Tertiar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s_scc.c</text:p>
          </table:table-cell>
          <table:table-cell office:value-type="string" calcext:value-type="string">
            <text:p>Tertiar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s_counts.c</text:p>
          </table:table-cell>
          <table:table-cell office:value-type="string" calcext:value-type="string">
            <text:p>Tertiar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cs_updown.c</text:p>
          </table:table-cell>
          <table:table-cell office:value-type="string" calcext:value-type="string">
            <text:p>Secondary</text:p>
          </table:table-cell>
          <table:table-cell table:style-name="ce34" table:number-columns-repeated="4"/>
          <table:table-cell table:style-name="ce89"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s_randperm.c</text:p>
          </table:table-cell>
          <table:table-cell office:value-type="string" calcext:value-type="string">
            <text:p>Tertiar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s_pinv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s_etree.c</text:p>
          </table:table-cell>
          <table:table-cell office:value-type="string" calcext:value-type="string">
            <text:p>Tertiary</text:p>
          </table:table-cell>
          <table:table-cell table:number-columns-repeated="4"/>
          <table:table-cell table:style-name="ce34" table:number-columns-repeated="4"/>
          <table:table-cell table:style-name="ce89" office:value-type="float" office:value="0.35" calcext:value-type="float">
            <text:p>0.3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s_ddone</text:p>
          </table:table-cell>
          <table:table-cell table:style-name="ce38" office:value-type="string" calcext:value-type="string">
            <text:p>Tertiary_Util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s_nfree</text:p>
          </table:table-cell>
          <table:table-cell table:style-name="ce38" office:value-type="string" calcext:value-type="string">
            <text:p>Secondary_Util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s_permute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s_load.c</text:p>
          </table:table-cell>
          <table:table-cell office:value-type="string" calcext:value-type="string">
            <text:p>Primary</text:p>
          </table:table-cell>
          <table:table-cell table:style-name="ce34"/>
          <table:table-cell table:style-name="ce34" office:value-type="float" office:value="47" calcext:value-type="float">
            <text:p>47</text:p>
          </table:table-cell>
          <table:table-cell table:style-name="ce34" office:value-type="string" calcext:value-type="string">
            <text:p>cs_transpose.c</text:p>
          </table:table-cell>
          <table:table-cell table:style-name="ce34" office:value-type="string" calcext:value-type="string">
            <text:p>Primary</text:p>
          </table:table-cell>
          <table:table-cell table:style-name="ce89"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s_sfree</text:p>
          </table:table-cell>
          <table:table-cell office:value-type="string" calcext:value-type="string">
            <text:p>Secondary_Util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s_idone</text:p>
          </table:table-cell>
          <table:table-cell office:value-type="string" calcext:value-type="string">
            <text:p>Tertiary_Util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s_ndone</text:p>
          </table:table-cell>
          <table:table-cell office:value-type="string" calcext:value-type="string">
            <text:p>Tertiary_Uti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s_spfree</text:p>
          </table:table-cell>
          <table:table-cell office:value-type="string" calcext:value-type="string">
            <text:p>Primary_Util</text:p>
          </table:table-cell>
          <table:table-cell table:style-name="ce34"/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cs_done</text:p>
          </table:table-cell>
          <table:table-cell table:style-name="ce34" office:value-type="string" calcext:value-type="string">
            <text:p>Tertiary_Util</text:p>
          </table:table-cell>
          <table:table-cell table:style-name="ce89" office:value-type="float" office:value="0.25" calcext:value-type="float">
            <text:p>0.25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s_dropzeros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s_droptol.c</text:p>
          </table:table-cell>
          <table:table-cell office:value-type="string" calcext:value-type="string">
            <text:p>Secondar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s_fkeep.c</text:p>
          </table:table-cell>
          <table:table-cell office:value-type="string" calcext:value-type="string">
            <text:p>Tertiar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s_entry.c</text:p>
          </table:table-cell>
          <table:table-cell office:value-type="string" calcext:value-type="string">
            <text:p>Primary</text:p>
          </table:table-cell>
          <table:table-cell table:style-name="ce34" table:number-columns-repeated="4"/>
          <table:table-cell office:value-type="float" office:value="0.2" calcext:value-type="float">
            <text:p>0.2</text:p>
          </table:table-cell>
        </table:table-row>
      </table:table>
      <table:table table:name="Sheet7" table:style-name="ta1">
        <office:forms form:automatic-focus="false" form:apply-design-mode="false"/>
        <table:table-column table:style-name="co21" table:number-columns-repeated="2" table:default-cell-style-name="ce32"/>
        <table:table-column table:style-name="co51" table:default-cell-style-name="ce32"/>
        <table:table-column table:style-name="co52" table:default-cell-style-name="ce32"/>
        <table:table-column table:style-name="co53" table:default-cell-style-name="ce32"/>
        <table:table-column table:style-name="co54" table:default-cell-style-name="ce32"/>
        <table:table-column table:style-name="co55" table:default-cell-style-name="ce32"/>
        <table:table-column table:style-name="co53" table:default-cell-style-name="ce32"/>
        <table:table-column table:style-name="co56" table:default-cell-style-name="ce32"/>
        <table:table-column table:style-name="co57" table:default-cell-style-name="ce32"/>
        <table:table-column table:style-name="co53" table:default-cell-style-name="ce32"/>
        <table:table-column table:style-name="co58" table:default-cell-style-name="ce32"/>
        <table:table-column table:style-name="co59" table:default-cell-style-name="ce32"/>
        <table:table-column table:style-name="co60" table:default-cell-style-name="ce32"/>
        <table:table-column table:style-name="co61" table:default-cell-style-name="ce32"/>
        <table:table-column table:style-name="co62" table:default-cell-style-name="ce32"/>
        <table:table-column table:style-name="co21" table:number-columns-repeated="1008" table:default-cell-style-name="ce32"/>
        <table:table-row table:style-name="ro5">
          <table:table-cell table:number-columns-repeated="1024"/>
        </table:table-row>
        <table:table-row table:style-name="ro4">
          <table:table-cell table:number-columns-repeated="2"/>
          <table:table-cell table:style-name="ce40" office:value-type="float" office:value="0.4" calcext:value-type="float">
            <text:p>0.4</text:p>
          </table:table-cell>
          <table:table-cell table:number-columns-repeated="1021"/>
        </table:table-row>
        <table:table-row table:style-name="ro5">
          <table:table-cell table:style-name="ce33" office:value-type="string" calcext:value-type="string">
            <text:p>HUB</text:p>
          </table:table-cell>
          <table:table-cell table:style-name="ce33" table:number-columns-repeated="15"/>
          <table:table-cell table:number-columns-repeated="1008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string" calcext:value-type="string">
            <text:p>cs_schol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string" calcext:value-type="string">
            <text:p>cs_sqr.c</text:p>
          </table:table-cell>
          <table:table-cell table:style-name="ce33" office:value-type="string" calcext:value-type="string">
            <text:p>Secondary</text:p>
          </table:table-cell>
          <table:table-cell table:style-name="ce33" table:number-columns-repeated="9"/>
          <table:table-cell table:number-columns-repeated="1008"/>
        </table:table-row>
        <table:table-row table:style-name="ro5">
          <table:table-cell table:style-name="ce33" office:value-type="float" office:value="2" calcext:value-type="float">
            <text:p>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string" calcext:value-type="string">
            <text:p>cs_qrsol.c</text:p>
          </table:table-cell>
          <table:table-cell table:style-name="ce33" office:value-type="string" calcext:value-type="string">
            <text:p>Primary</text:p>
          </table:table-cell>
          <table:table-cell table:style-name="ce33" table:number-columns-repeated="12"/>
          <table:table-cell table:number-columns-repeated="1008"/>
        </table:table-row>
        <table:table-row table:style-name="ro5">
          <table:table-cell table:style-name="ce33" office:value-type="float" office:value="3" calcext:value-type="float">
            <text:p>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cs_multiply.c</text:p>
          </table:table-cell>
          <table:table-cell table:style-name="ce33" office:value-type="string" calcext:value-type="string">
            <text:p>Primary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s_add.c</text:p>
          </table:table-cell>
          <table:table-cell table:style-name="ce33" office:value-type="string" calcext:value-type="string">
            <text:p>Primary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string" calcext:value-type="string">
            <text:p>cs_transpose.c</text:p>
          </table:table-cell>
          <table:table-cell table:style-name="ce33" office:value-type="string" calcext:value-type="string">
            <text:p>Primary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string" calcext:value-type="string">
            <text:p>cs_symperm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s_compress.c</text:p>
          </table:table-cell>
          <table:table-cell table:style-name="ce33" office:value-type="string" calcext:value-type="string">
            <text:p>Primary</text:p>
          </table:table-cell>
          <table:table-cell table:number-columns-repeated="1008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33" office:value-type="string" calcext:value-type="string">
            <text:p>Authority</text:p>
          </table:table-cell>
          <table:table-cell table:style-name="ce33" table:number-columns-repeated="12"/>
          <table:table-cell table:number-columns-repeated="1011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cs_malloc.c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string" calcext:value-type="string">
            <text:p>cs_calloc</text:p>
          </table:table-cell>
          <table:table-cell table:style-name="ce33" office:value-type="string" calcext:value-type="string">
            <text:p>Primary_Util</text:p>
          </table:table-cell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33" office:value-type="float" office:value="2" calcext:value-type="float">
            <text:p>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string" calcext:value-type="string">
            <text:p>cs_free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string" calcext:value-type="string">
            <text:p>cs_nfree</text:p>
          </table:table-cell>
          <table:table-cell table:style-name="ce33" office:value-type="string" calcext:value-type="string">
            <text:p>Secondary_Util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cs_ipvec.c</text:p>
          </table:table-cell>
          <table:table-cell table:style-name="ce42" office:value-type="string" calcext:value-type="string">
            <text:p>Secondary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cs_sfree</text:p>
          </table:table-cell>
          <table:table-cell table:style-name="ce33" office:value-type="string" calcext:value-type="string">
            <text:p>Secondary_Util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5">
          <table:table-cell table:style-name="ce33" office:value-type="float" office:value="3" calcext:value-type="float">
            <text:p>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string" calcext:value-type="string">
            <text:p>cs_spalloc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string" calcext:value-type="string">
            <text:p>cs_done</text:p>
          </table:table-cell>
          <table:table-cell table:style-name="ce33" office:value-type="string" calcext:value-type="string">
            <text:p>Tertiary_Util</text:p>
          </table:table-cell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33" office:value-type="float" office:value="4" calcext:value-type="float">
            <text:p>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string" calcext:value-type="string">
            <text:p>cs_spfree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cs_ddone</text:p>
          </table:table-cell>
          <table:table-cell table:style-name="ce33" office:value-type="string" calcext:value-type="string">
            <text:p>Tertiary_Util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string" calcext:value-type="string">
            <text:p>cs_dalloc</text:p>
          </table:table-cell>
          <table:table-cell table:style-name="ce33" office:value-type="string" calcext:value-type="string">
            <text:p>Tertiary_Util</text:p>
          </table:table-cell>
          <table:table-cell table:style-name="ce33" table:number-columns-repeated="3"/>
          <table:table-cell table:number-columns-repeated="1011"/>
        </table:table-row>
        <table:table-row table:style-name="ro5" table:number-rows-repeated="2">
          <table:table-cell table:style-name="ce35" table:number-columns-repeated="13"/>
          <table:table-cell table:number-columns-repeated="1011"/>
        </table:table-row>
        <table:table-row table:style-name="ro1">
          <table:table-cell table:style-name="ce35" table:number-columns-repeated="2"/>
          <table:table-cell table:style-name="ce41" office:value-type="float" office:value="0.3" calcext:value-type="float">
            <text:p>0.3</text:p>
          </table:table-cell>
          <table:table-cell table:style-name="ce35" table:number-columns-repeated="10"/>
          <table:table-cell table:number-columns-repeated="1011"/>
        </table:table-row>
        <table:table-row table:style-name="ro5">
          <table:table-cell table:style-name="ce37" office:value-type="string" calcext:value-type="string">
            <text:p>HUB</text:p>
          </table:table-cell>
          <table:table-cell table:style-name="ce37" table:number-columns-repeated="12"/>
          <table:table-cell table:style-name="ce33" table:number-columns-repeated="3"/>
          <table:table-cell table:number-columns-repeated="1008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string" calcext:value-type="string">
            <text:p>cs_schol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string" calcext:value-type="string">
            <text:p>cs_sqr.c</text:p>
          </table:table-cell>
          <table:table-cell table:style-name="ce33" office:value-type="string" calcext:value-type="string">
            <text:p>Secondary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string" calcext:value-type="string">
            <text:p>cs_maxtrans.c</text:p>
          </table:table-cell>
          <table:table-cell table:style-name="ce37" office:value-type="string" calcext:value-type="string">
            <text:p>Tertiary</text:p>
          </table:table-cell>
          <table:table-cell table:style-name="ce37" table:number-columns-repeated="3"/>
          <table:table-cell table:style-name="ce33" table:number-columns-repeated="3"/>
          <table:table-cell table:number-columns-repeated="1008"/>
        </table:table-row>
        <table:table-row table:style-name="ro5">
          <table:table-cell table:style-name="ce33" office:value-type="float" office:value="2" calcext:value-type="float">
            <text:p>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string" calcext:value-type="string">
            <text:p>cs_qrsol.c</text:p>
          </table:table-cell>
          <table:table-cell table:style-name="ce33" office:value-type="string" calcext:value-type="string">
            <text:p>Primary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s_cholsol.c</text:p>
          </table:table-cell>
          <table:table-cell table:style-name="ce33" office:value-type="string" calcext:value-type="string">
            <text:p>Primary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cs_lusol.c</text:p>
          </table:table-cell>
          <table:table-cell table:style-name="ce33" office:value-type="string" calcext:value-type="string">
            <text:p>Primary</text:p>
          </table:table-cell>
          <table:table-cell table:style-name="ce33" table:number-columns-repeated="6"/>
          <table:table-cell table:number-columns-repeated="1008"/>
        </table:table-row>
        <table:table-row table:style-name="ro5">
          <table:table-cell table:style-name="ce33" office:value-type="float" office:value="3" calcext:value-type="float">
            <text:p>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cs_multiply.c</text:p>
          </table:table-cell>
          <table:table-cell table:style-name="ce33" office:value-type="string" calcext:value-type="string">
            <text:p>Primary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s_add.c</text:p>
          </table:table-cell>
          <table:table-cell table:style-name="ce33" office:value-type="string" calcext:value-type="string">
            <text:p>Primary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cs_lu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string" calcext:value-type="string">
            <text:p>cs_qr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string" calcext:value-type="string">
            <text:p>cs_symperm.c</text:p>
          </table:table-cell>
          <table:table-cell table:style-name="ce33" office:value-type="string" calcext:value-type="string">
            <text:p>Secondary</text:p>
          </table:table-cell>
          <table:table-cell table:number-columns-repeated="1008"/>
        </table:table-row>
        <table:table-row table:style-name="ro5"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cs_dmperm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s_amd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cs_dropzeros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s_droptol.c</text:p>
          </table:table-cell>
          <table:table-cell table:style-name="ce33" office:value-type="string" calcext:value-type="string">
            <text:p>Secondary</text:p>
          </table:table-cell>
          <table:table-cell table:style-name="ce33" table:number-columns-repeated="3"/>
          <table:table-cell table:number-columns-repeated="1008"/>
        </table:table-row>
        <table:table-row table:style-name="ro5">
          <table:table-cell table:style-name="ce33" office:value-type="float" office:value="5" calcext:value-type="float">
            <text:p>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cs_post.c</text:p>
          </table:table-cell>
          <table:table-cell table:style-name="ce33" office:value-type="string" calcext:value-type="string">
            <text:p>Tertiary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s_counts.c</text:p>
          </table:table-cell>
          <table:table-cell table:style-name="ce33" office:value-type="string" calcext:value-type="string">
            <text:p>Tertiary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cs_etree.c</text:p>
          </table:table-cell>
          <table:table-cell table:style-name="ce33" office:value-type="string" calcext:value-type="string">
            <text:p>Tertiary</text:p>
          </table:table-cell>
          <table:table-cell table:style-name="ce33" table:number-columns-repeated="6"/>
          <table:table-cell table:number-columns-repeated="1008"/>
        </table:table-row>
        <table:table-row table:style-name="ro5">
          <table:table-cell table:number-columns-repeated="1024"/>
        </table:table-row>
        <table:table-row table:style-name="ro5">
          <table:table-cell table:style-name="ce33" office:value-type="string" calcext:value-type="string">
            <text:p>Authority</text:p>
          </table:table-cell>
          <table:table-cell table:style-name="ce33" table:number-columns-repeated="15"/>
          <table:table-cell table:number-columns-repeated="1008"/>
        </table:table-row>
        <table:table-row table:style-name="ro5"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cs_malloc.c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string" calcext:value-type="string">
            <text:p>cs_calloc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cs_sfree</text:p>
          </table:table-cell>
          <table:table-cell table:style-name="ce33" office:value-type="string" calcext:value-type="string">
            <text:p>Secondary_Util</text:p>
          </table:table-cell>
          <table:table-cell table:style-name="ce33" table:number-columns-repeated="6"/>
          <table:table-cell table:number-columns-repeated="1008"/>
        </table:table-row>
        <table:table-row table:style-name="ro5">
          <table:table-cell table:style-name="ce33"/>
          <table:table-cell table:style-name="ce33" office:value-type="float" office:value="57" calcext:value-type="float">
            <text:p>57</text:p>
          </table:table-cell>
          <table:table-cell table:style-name="ce33" office:value-type="string" calcext:value-type="string">
            <text:p>cs_free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string" calcext:value-type="string">
            <text:p>cs_transpose.c</text:p>
          </table:table-cell>
          <table:table-cell table:style-name="ce42" office:value-type="string" calcext:value-type="string">
            <text:p>Primary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string" calcext:value-type="string">
            <text:p>cs_spfree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string" calcext:value-type="string">
            <text:p>cs_nfree</text:p>
          </table:table-cell>
          <table:table-cell table:style-name="ce33" office:value-type="string" calcext:value-type="string">
            <text:p>Secondary_Util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cs_ipvec.c</text:p>
          </table:table-cell>
          <table:table-cell table:style-name="ce42" office:value-type="string" calcext:value-type="string">
            <text:p>Secondary</text:p>
          </table:table-cell>
          <table:table-cell table:number-columns-repeated="1008"/>
        </table:table-row>
        <table:table-row table:style-name="ro5">
          <table:table-cell table:style-name="ce33"/>
          <table:table-cell table:style-name="ce33" office:value-type="float" office:value="53" calcext:value-type="float">
            <text:p>53</text:p>
          </table:table-cell>
          <table:table-cell table:style-name="ce33" office:value-type="string" calcext:value-type="string">
            <text:p>cs_spalloc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string" calcext:value-type="string">
            <text:p>cs_done</text:p>
          </table:table-cell>
          <table:table-cell table:style-name="ce33" office:value-type="string" calcext:value-type="string">
            <text:p>Tertiary_Util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string" calcext:value-type="string">
            <text:p>cs_sprealloc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string" calcext:value-type="string">
            <text:p>cs_scatter.c</text:p>
          </table:table-cell>
          <table:table-cell table:style-name="ce42" office:value-type="string" calcext:value-type="string">
            <text:p>Tertiary</text:p>
          </table:table-cell>
          <table:table-cell table:style-name="ce33" table:number-columns-repeated="3"/>
          <table:table-cell table:number-columns-repeated="1008"/>
        </table:table-row>
        <table:table-row table:style-name="ro5"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cs_fkeep.c</text:p>
          </table:table-cell>
          <table:table-cell table:style-name="ce42" office:value-type="string" calcext:value-type="string">
            <text:p>Tertiary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cs_ddone</text:p>
          </table:table-cell>
          <table:table-cell table:style-name="ce33" office:value-type="string" calcext:value-type="string">
            <text:p>Tertiary_Util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string" calcext:value-type="string">
            <text:p>cs_dalloc</text:p>
          </table:table-cell>
          <table:table-cell table:style-name="ce33" office:value-type="string" calcext:value-type="string">
            <text:p>Tertiary_Util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string" calcext:value-type="string">
            <text:p>cs_scc.c</text:p>
          </table:table-cell>
          <table:table-cell table:style-name="ce42" office:value-type="string" calcext:value-type="string">
            <text:p>Tertiary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string" calcext:value-type="string">
            <text:p>cs_pinv.c</text:p>
          </table:table-cell>
          <table:table-cell table:style-name="ce42" office:value-type="string" calcext:value-type="string">
            <text:p>Secondary</text:p>
          </table:table-cell>
          <table:table-cell table:number-columns-repeated="1008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table:style-name="ce76" office:value-type="float" office:value="0.2" calcext:value-type="float">
            <text:p>0.2</text:p>
          </table:table-cell>
          <table:table-cell table:number-columns-repeated="1021"/>
        </table:table-row>
        <table:table-row table:style-name="ro5">
          <table:table-cell table:style-name="ce33" office:value-type="string" calcext:value-type="string">
            <text:p>HUB</text:p>
          </table:table-cell>
          <table:table-cell table:style-name="ce37" table:number-columns-repeated="15"/>
          <table:table-cell table:number-columns-repeated="1008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string" calcext:value-type="string">
            <text:p>cs_schol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string" calcext:value-type="string">
            <text:p>cs_sqr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string" calcext:value-type="string">
            <text:p>cs_qrsol.c</text:p>
          </table:table-cell>
          <table:table-cell table:style-name="ce33" office:value-type="string" calcext:value-type="string">
            <text:p>Primary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cs_maxtrans.c</text:p>
          </table:table-cell>
          <table:table-cell table:style-name="ce33" office:value-type="string" calcext:value-type="string">
            <text:p>Tertiary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cs_multiply.c</text:p>
          </table:table-cell>
          <table:table-cell table:style-name="ce33" office:value-type="string" calcext:value-type="string">
            <text:p>Primary</text:p>
          </table:table-cell>
          <table:table-cell table:number-columns-repeated="1008"/>
        </table:table-row>
        <table:table-row table:style-name="ro5"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cs_dmperm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s_amd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string" calcext:value-type="string">
            <text:p>cs_scc.c</text:p>
          </table:table-cell>
          <table:table-cell table:style-name="ce33" office:value-type="string" calcext:value-type="string">
            <text:p>Tertiary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s_counts.c</text:p>
          </table:table-cell>
          <table:table-cell table:style-name="ce33" office:value-type="string" calcext:value-type="string">
            <text:p>Tertiary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cs_post.c</text:p>
          </table:table-cell>
          <table:table-cell table:style-name="ce33" office:value-type="string" calcext:value-type="string">
            <text:p>Tertiary</text:p>
          </table:table-cell>
          <table:table-cell table:number-columns-repeated="1008"/>
        </table:table-row>
        <table:table-row table:style-name="ro5">
          <table:table-cell table:style-name="ce33" office:value-type="float" office:value="3" calcext:value-type="float">
            <text:p>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string" calcext:value-type="string">
            <text:p>cs_transpose.c</text:p>
          </table:table-cell>
          <table:table-cell table:style-name="ce33" office:value-type="string" calcext:value-type="string">
            <text:p>Primary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s_compress.c</text:p>
          </table:table-cell>
          <table:table-cell table:style-name="ce33" office:value-type="string" calcext:value-type="string">
            <text:p>Primary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string" calcext:value-type="string">
            <text:p>cs_symperm.c</text:p>
          </table:table-cell>
          <table:table-cell table:style-name="ce33" office:value-type="string" calcext:value-type="string">
            <text:p>Secondary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s_add.c</text:p>
          </table:table-cell>
          <table:table-cell table:style-name="ce33" office:value-type="string" calcext:value-type="string">
            <text:p>Primary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cs_permute.c</text:p>
          </table:table-cell>
          <table:table-cell table:style-name="ce33" office:value-type="string" calcext:value-type="string">
            <text:p>Secondary</text:p>
          </table:table-cell>
          <table:table-cell table:number-columns-repeated="100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33" office:value-type="string" calcext:value-type="string">
            <text:p>Authority</text:p>
          </table:table-cell>
          <table:table-cell table:style-name="ce33" table:number-columns-repeated="15"/>
          <table:table-cell table:number-columns-repeated="1008"/>
        </table:table-row>
        <table:table-row table:style-name="ro5"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cs_malloc.c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string" calcext:value-type="string">
            <text:p>cs_calloc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string" calcext:value-type="string">
            <text:p>cs_free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string" calcext:value-type="string">
            <text:p>cs_spalloc</text:p>
          </table:table-cell>
          <table:table-cell table:style-name="ce33" office:value-type="string" calcext:value-type="string">
            <text:p>Primary_Util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cs_sfree</text:p>
          </table:table-cell>
          <table:table-cell table:style-name="ce33" office:value-type="string" calcext:value-type="string">
            <text:p>Secondary_Util</text:p>
          </table:table-cell>
          <table:table-cell table:number-columns-repeated="1008"/>
        </table:table-row>
        <table:table-row table:style-name="ro5">
          <table:table-cell table:style-name="ce33"/>
          <table:table-cell table:style-name="ce33" office:value-type="float" office:value="49" calcext:value-type="float">
            <text:p>49</text:p>
          </table:table-cell>
          <table:table-cell table:style-name="ce33" office:value-type="string" calcext:value-type="string">
            <text:p>cs_usolve.c</text:p>
          </table:table-cell>
          <table:table-cell table:style-name="ce42" office:value-type="string" calcext:value-type="string">
            <text:p>Secondary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cs_lu.c</text:p>
          </table:table-cell>
          <table:table-cell table:style-name="ce42" office:value-type="string" calcext:value-type="string">
            <text:p>Secondary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string" calcext:value-type="string">
            <text:p>cs_nfree</text:p>
          </table:table-cell>
          <table:table-cell table:style-name="ce33" office:value-type="string" calcext:value-type="string">
            <text:p>Secondary_Util</text:p>
          </table:table-cell>
          <table:table-cell table:style-name="ce33"/>
          <table:table-cell table:style-name="ce37" table:number-columns-repeated="2"/>
          <table:table-cell table:style-name="ce33" table:number-columns-repeated="3"/>
          <table:table-cell table:number-columns-repeated="1008"/>
        </table:table-row>
        <table:table-row table:style-name="ro5">
          <table:table-cell table:style-name="ce33"/>
          <table:table-cell table:style-name="ce33" office:value-type="float" office:value="52" calcext:value-type="float">
            <text:p>52</text:p>
          </table:table-cell>
          <table:table-cell table:style-name="ce33" office:value-type="string" calcext:value-type="string">
            <text:p>cs_done</text:p>
          </table:table-cell>
          <table:table-cell table:style-name="ce33" office:value-type="string" calcext:value-type="string">
            <text:p>Tertiary_Util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string" calcext:value-type="string">
            <text:p>cs_scatter.c</text:p>
          </table:table-cell>
          <table:table-cell table:style-name="ce42" office:value-type="string" calcext:value-type="string">
            <text:p>Tertiary</text:p>
          </table:table-cell>
          <table:table-cell table:style-name="ce33" table:number-columns-repeated="9"/>
          <table:table-cell table:number-columns-repeated="100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2" table:target-range-address="Sheet4.F1:Sheet4.F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00-00-00</text:date>, <text:time style:data-style-name="N2" text:time-value="12:44:11.573698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3:16.119347160</meta:creation-date>
    <dc:date>2020-03-03T02:11:26.631988068</dc:date>
    <meta:editing-duration>P1DT2H54M49S</meta:editing-duration>
    <meta:editing-cycles>106</meta:editing-cycles>
    <meta:generator>LibreOffice/6.0.7.3$Linux_X86_64 LibreOffice_project/00m0$Build-3</meta:generator>
    <meta:document-statistic meta:table-count="7" meta:cell-count="13911" meta:object-count="0"/>
  </office:meta>
</office:document-meta>
</file>